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Calibri" svg:font-family="Calibri"/>
  </office:font-face-decls>
  <office:automatic-styles>
    <style:style style:name="P1" style:family="paragraph" style:parent-style-name="Standard">
      <style:paragraph-properties fo:break-before="auto" fo:text-indent="0cm" fo:line-height="100%" fo:margin-top="0cm" fo:margin-bottom="0cm" fo:margin-left="0cm" fo:margin-right="0cm"/>
    </style:style>
    <style:style style:name="T1_1" style:family="text" style:parent-style-name="Standard"/>
    <style:style style:name="FR1" style:family="graphic" style:parent-style-name="Standard">
      <style:graphic-properties style:flow-with-text="false" style:run-through="foreground"/>
    </style:style>
    <style:style style:name="P2" style:family="paragraph" style:parent-style-name="Standard">
      <style:paragraph-properties fo:break-before="auto"/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3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4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5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6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7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8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9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10" style:family="paragraph" style:parent-style-name="Standard">
      <style:paragraph-properties fo:text-align="right" fo:break-before="auto" fo:text-indent="0cm" fo:line-height="100%" fo:margin-top="0cm" fo:margin-left="0cm" fo:margin-right="0cm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0_3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0_4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0_5" style:family="text" style:parent-style-name="Default_20_Paragraph_20_Font">
      <style:text-properties fo:color="#ff0000"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11" style:family="paragraph" style:parent-style-name="Standard">
      <style:paragraph-properties fo:text-align="right" fo:break-before="auto" fo:text-indent="0cm" fo:line-height="100%" fo:margin-top="0cm" fo:margin-left="0cm" fo:margin-right="0cm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1_2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1_3" style:family="text" style:parent-style-name="Default_20_Paragraph_20_Font"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12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P13" style:family="paragraph" style:parent-style-name="Standard">
      <style:paragraph-properties fo:text-align="right" fo:break-before="auto" fo:text-indent="0cm" fo:line-height="100%" fo:margin-top="0cm" fo:margin-left="0cm" fo:margin-right="0cm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P14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15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text-line-through-style="none" fo:font-style="italic" style:font-style-asian="italic" style:font-style-complex="italic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center" fo:break-before="page" fo:text-indent="0cm" fo:line-height="100%" fo:margin-top="0cm" fo:margin-bottom="0cm" fo:margin-left="0cm" fo:margin-right="0cm"/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6_2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6_3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able1" style:family="table">
      <style:table-properties table:align="left" style:width="16.799cm" fo:margin-left="0cm"/>
    </style:style>
    <style:style style:name="Column1" style:family="table-column">
      <style:table-column-properties style:column-width="4.064cm"/>
    </style:style>
    <style:style style:name="Column2" style:family="table-column">
      <style:table-column-properties style:column-width="2.032cm"/>
    </style:style>
    <style:style style:name="Column3" style:family="table-column">
      <style:table-column-properties style:column-width="6.604cm"/>
    </style:style>
    <style:style style:name="Column4" style:family="table-column">
      <style:table-column-properties style:column-width="4.064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7" style:family="paragraph" style:parent-style-name="Standard">
      <style:paragraph-properties fo:text-align="center" fo:break-before="auto" fo:text-indent="0cm" fo:line-height="100%" fo:margin-top="0cm" fo:margin-bottom="0.212cm" fo:margin-left="0cm" fo:margin-right="0cm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8" style:family="paragraph" style:parent-style-name="Standard">
      <style:paragraph-properties fo:text-align="center" fo:break-before="auto" fo:text-indent="0cm" fo:line-height="100%" fo:margin-top="0cm" fo:margin-bottom="0.212cm" fo:margin-left="0cm" fo:margin-right="0cm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9" style:family="paragraph" style:parent-style-name="Standard">
      <style:paragraph-properties fo:text-align="center" fo:break-before="auto" fo:text-indent="0cm" fo:line-height="100%" fo:margin-top="0cm" fo:margin-bottom="0.212cm" fo:margin-left="0cm" fo:margin-right="0cm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0" style:family="paragraph" style:parent-style-name="Standard">
      <style:paragraph-properties fo:text-align="center" fo:break-before="auto" fo:text-indent="0cm" fo:line-height="100%" fo:margin-top="0cm" fo:margin-bottom="0.212cm" fo:margin-left="0cm" fo:margin-right="0cm"/>
    </style:style>
    <style:style style:name="T20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none"/>
    </style:style>
    <style:style style:name="Row2" style:family="table-row">
      <style:table-row-properties style:min-row-height="0cm"/>
    </style:style>
    <style:style style:name="Cell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Cell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T22_1" style:family="text" style:parent-style-name="Default_20_Paragraph_20_Font">
      <style:text-properties style:font-name="Calibri" style:font-name-asian="Calibri" style:font-name-complex="Calibri"/>
    </style:style>
    <style:style style:name="Cell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T23_1" style:family="text" style:parent-style-name="Default_20_Paragraph_20_Font">
      <style:text-properties style:font-name="Calibri" style:font-name-asian="Calibri" style:font-name-complex="Calibri"/>
    </style:style>
    <style:style style:name="T23_2" style:family="text" style:parent-style-name="Default_20_Paragraph_20_Font">
      <style:text-properties style:font-name="Calibri" style:font-name-asian="Calibri" style:font-name-complex="Calibri"/>
    </style:style>
    <style:style style:name="T23_3" style:family="text" style:parent-style-name="Default_20_Paragraph_20_Font">
      <style:text-properties style:font-name="Calibri" style:font-name-asian="Calibri" style:font-name-complex="Calibri"/>
    </style:style>
    <style:style style:name="Cell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T24_1" style:family="text" style:parent-style-name="Default_20_Paragraph_20_Font">
      <style:text-properties style:font-name="Calibri" style:font-name-asian="Calibri" style:font-name-complex="Calibri"/>
    </style:style>
    <style:style style:name="T24_2" style:family="text" style:parent-style-name="Default_20_Paragraph_20_Font">
      <style:text-properties style:font-name="Calibri" style:font-name-asian="Calibri" style:font-name-complex="Calibri"/>
    </style:style>
    <style:style style:name="T24_3" style:family="text" style:parent-style-name="Default_20_Paragraph_20_Font">
      <style:text-properties style:font-name="Calibri" style:font-name-asian="Calibri" style:font-name-complex="Calibri"/>
    </style:style>
    <style:style style:name="Row3" style:family="table-row">
      <style:table-row-properties style:min-row-height="0cm"/>
    </style:style>
    <style:style style:name="Cell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Cell1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Cell1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Cell1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Row4" style:family="table-row">
      <style:table-row-properties style:min-row-height="0cm"/>
    </style:style>
    <style:style style:name="Cell1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Cell1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Cell1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Cell1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Row5" style:family="table-row">
      <style:table-row-properties style:min-row-height="0cm"/>
    </style:style>
    <style:style style:name="Cell1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Cell1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Cell1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Cell2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P37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P38" style:family="paragraph" style:parent-style-name="Standard">
      <style:paragraph-properties fo:break-before="page" fo:text-indent="0cm" fo:line-height="100%" fo:margin-top="0cm" fo:margin-bottom="0cm" fo:margin-left="0cm" fo:margin-right="0cm"/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38_1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38_2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38_3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38_4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38_5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38_6" style:family="text" style:parent-style-name="Default_20_Paragraph_20_Font"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39" style:family="paragraph" style:parent-style-name="Standard">
      <style:paragraph-properties fo:break-before="auto" fo:text-indent="0cm" fo:margin-left="0.635cm"/>
    </style:style>
    <style:style style:name="T39_1" style:family="text" style:parent-style-name="Default_20_Paragraph_20_Font"/>
    <style:style style:name="T39_2" style:family="text" style:parent-style-name="Default_20_Paragraph_20_Font">
      <style:text-properties fo:color="#000099" style:text-underline-style="solid" style:text-underline-color="font-color"/>
    </style:style>
    <style:style style:name="P40" style:family="paragraph" style:parent-style-name="Standard">
      <style:paragraph-properties fo:break-before="auto" fo:text-indent="0cm" fo:margin-left="1.27cm"/>
    </style:style>
    <style:style style:name="T40_1" style:family="text" style:parent-style-name="Default_20_Paragraph_20_Font"/>
    <style:style style:name="T40_2" style:family="text" style:parent-style-name="Default_20_Paragraph_20_Font">
      <style:text-properties fo:color="#000099" style:text-underline-style="solid" style:text-underline-color="font-color"/>
    </style:style>
    <style:style style:name="P41" style:family="paragraph" style:parent-style-name="Standard">
      <style:paragraph-properties fo:break-before="auto" fo:text-indent="0cm" fo:margin-left="1.27cm"/>
    </style:style>
    <style:style style:name="T41_1" style:family="text" style:parent-style-name="Default_20_Paragraph_20_Font"/>
    <style:style style:name="T41_2" style:family="text" style:parent-style-name="Default_20_Paragraph_20_Font">
      <style:text-properties fo:color="#000099" style:text-underline-style="solid" style:text-underline-color="font-color"/>
    </style:style>
    <style:style style:name="T41_3" style:family="text" style:parent-style-name="Default_20_Paragraph_20_Font"/>
    <style:style style:name="T41_4" style:family="text" style:parent-style-name="Default_20_Paragraph_20_Font">
      <style:text-properties fo:color="#000099" style:text-underline-style="solid" style:text-underline-color="font-color"/>
    </style:style>
    <style:style style:name="T41_5" style:family="text" style:parent-style-name="Default_20_Paragraph_20_Font"/>
    <style:style style:name="T41_6" style:family="text" style:parent-style-name="Default_20_Paragraph_20_Font">
      <style:text-properties fo:color="#000099" style:text-underline-style="solid" style:text-underline-color="font-color"/>
    </style:style>
    <style:style style:name="T41_7" style:family="text" style:parent-style-name="Default_20_Paragraph_20_Font"/>
    <style:style style:name="T41_8" style:family="text" style:parent-style-name="Default_20_Paragraph_20_Font">
      <style:text-properties fo:color="#000099" style:text-underline-style="solid" style:text-underline-color="font-color"/>
    </style:style>
    <style:style style:name="T41_9" style:family="text" style:parent-style-name="Default_20_Paragraph_20_Font"/>
    <style:style style:name="T41_10" style:family="text" style:parent-style-name="Default_20_Paragraph_20_Font">
      <style:text-properties fo:color="#000099" style:text-underline-style="solid" style:text-underline-color="font-color"/>
    </style:style>
    <style:style style:name="T41_11" style:family="text" style:parent-style-name="Default_20_Paragraph_20_Font"/>
    <style:style style:name="T41_12" style:family="text" style:parent-style-name="Default_20_Paragraph_20_Font">
      <style:text-properties fo:color="#000099" style:text-underline-style="solid" style:text-underline-color="font-color"/>
    </style:style>
    <style:style style:name="T41_13" style:family="text" style:parent-style-name="Default_20_Paragraph_20_Font"/>
    <style:style style:name="T41_14" style:family="text" style:parent-style-name="Default_20_Paragraph_20_Font">
      <style:text-properties fo:color="#000099" style:text-underline-style="solid" style:text-underline-color="font-color"/>
    </style:style>
    <style:style style:name="P42" style:family="paragraph" style:parent-style-name="Standard">
      <style:paragraph-properties fo:break-before="auto" fo:text-indent="0cm" fo:margin-left="1.27cm"/>
    </style:style>
    <style:style style:name="T42_1" style:family="text" style:parent-style-name="Default_20_Paragraph_20_Font"/>
    <style:style style:name="T42_2" style:family="text" style:parent-style-name="Default_20_Paragraph_20_Font">
      <style:text-properties fo:color="#000099" style:text-underline-style="solid" style:text-underline-color="font-color"/>
    </style:style>
    <style:style style:name="P43" style:family="paragraph" style:parent-style-name="Standard">
      <style:paragraph-properties fo:break-before="auto" fo:text-indent="0cm" fo:margin-left="0.635cm"/>
    </style:style>
    <style:style style:name="T43_1" style:family="text" style:parent-style-name="Default_20_Paragraph_20_Font"/>
    <style:style style:name="T43_2" style:family="text" style:parent-style-name="Default_20_Paragraph_20_Font">
      <style:text-properties fo:color="#000099" style:text-underline-style="solid" style:text-underline-color="font-color"/>
    </style:style>
    <style:style style:name="T43_3" style:family="text" style:parent-style-name="Default_20_Paragraph_20_Font"/>
    <style:style style:name="T43_4" style:family="text" style:parent-style-name="Default_20_Paragraph_20_Font">
      <style:text-properties fo:color="#000099" style:text-underline-style="solid" style:text-underline-color="font-color"/>
    </style:style>
    <style:style style:name="T43_5" style:family="text" style:parent-style-name="Default_20_Paragraph_20_Font"/>
    <style:style style:name="T43_6" style:family="text" style:parent-style-name="Default_20_Paragraph_20_Font">
      <style:text-properties fo:color="#000099" style:text-underline-style="solid" style:text-underline-color="font-color"/>
    </style:style>
    <style:style style:name="P44" style:family="paragraph" style:parent-style-name="Standard">
      <style:paragraph-properties fo:break-before="auto" fo:text-indent="0cm" fo:margin-left="0.635cm"/>
    </style:style>
    <style:style style:name="T44_1" style:family="text" style:parent-style-name="Default_20_Paragraph_20_Font"/>
    <style:style style:name="T44_2" style:family="text" style:parent-style-name="Default_20_Paragraph_20_Font">
      <style:text-properties fo:color="#000099" style:text-underline-style="solid" style:text-underline-color="font-color"/>
    </style:style>
    <style:style style:name="T44_3" style:family="text" style:parent-style-name="Default_20_Paragraph_20_Font"/>
    <style:style style:name="T44_4" style:family="text" style:parent-style-name="Default_20_Paragraph_20_Font">
      <style:text-properties fo:color="#000099" style:text-underline-style="solid" style:text-underline-color="font-color"/>
    </style:style>
    <style:style style:name="T44_5" style:family="text" style:parent-style-name="Default_20_Paragraph_20_Font"/>
    <style:style style:name="T44_6" style:family="text" style:parent-style-name="Default_20_Paragraph_20_Font">
      <style:text-properties fo:color="#000099" style:text-underline-style="solid" style:text-underline-color="font-color"/>
    </style:style>
    <style:style style:name="T44_7" style:family="text" style:parent-style-name="Default_20_Paragraph_20_Font"/>
    <style:style style:name="T44_8" style:family="text" style:parent-style-name="Default_20_Paragraph_20_Font">
      <style:text-properties fo:color="#000099" style:text-underline-style="solid" style:text-underline-color="font-color"/>
    </style:style>
    <style:style style:name="T44_9" style:family="text" style:parent-style-name="Default_20_Paragraph_20_Font"/>
    <style:style style:name="T44_10" style:family="text" style:parent-style-name="Default_20_Paragraph_20_Font">
      <style:text-properties fo:color="#000099" style:text-underline-style="solid" style:text-underline-color="font-color"/>
    </style:style>
    <style:style style:name="T44_11" style:family="text" style:parent-style-name="Default_20_Paragraph_20_Font"/>
    <style:style style:name="T44_12" style:family="text" style:parent-style-name="Default_20_Paragraph_20_Font">
      <style:text-properties fo:color="#000099" style:text-underline-style="solid" style:text-underline-color="font-color"/>
    </style:style>
    <style:style style:name="T44_13" style:family="text" style:parent-style-name="Default_20_Paragraph_20_Font"/>
    <style:style style:name="T44_14" style:family="text" style:parent-style-name="Default_20_Paragraph_20_Font">
      <style:text-properties fo:color="#000099" style:text-underline-style="solid" style:text-underline-color="font-color"/>
    </style:style>
    <style:style style:name="T44_15" style:family="text" style:parent-style-name="Default_20_Paragraph_20_Font"/>
    <style:style style:name="T44_16" style:family="text" style:parent-style-name="Default_20_Paragraph_20_Font">
      <style:text-properties fo:color="#000099" style:text-underline-style="solid" style:text-underline-color="font-color"/>
    </style:style>
    <style:style style:name="T44_17" style:family="text" style:parent-style-name="Default_20_Paragraph_20_Font"/>
    <style:style style:name="T44_18" style:family="text" style:parent-style-name="Default_20_Paragraph_20_Font">
      <style:text-properties fo:color="#000099" style:text-underline-style="solid" style:text-underline-color="font-color"/>
    </style:style>
    <style:style style:name="T44_19" style:family="text" style:parent-style-name="Default_20_Paragraph_20_Font"/>
    <style:style style:name="T44_20" style:family="text" style:parent-style-name="Default_20_Paragraph_20_Font">
      <style:text-properties fo:color="#000099" style:text-underline-style="solid" style:text-underline-color="font-color"/>
    </style:style>
    <style:style style:name="P45" style:family="paragraph" style:parent-style-name="Standard">
      <style:paragraph-properties fo:break-before="auto" fo:text-indent="0cm" fo:margin-left="0.635cm"/>
    </style:style>
    <style:style style:name="T45_1" style:family="text" style:parent-style-name="Default_20_Paragraph_20_Font"/>
    <style:style style:name="T45_2" style:family="text" style:parent-style-name="Default_20_Paragraph_20_Font">
      <style:text-properties fo:color="#000099" style:text-underline-style="solid" style:text-underline-color="font-color"/>
    </style:style>
    <style:style style:name="P46" style:family="paragraph" style:parent-style-name="Standard">
      <style:paragraph-properties fo:break-before="auto" fo:text-indent="0cm" fo:margin-left="1.27cm"/>
    </style:style>
    <style:style style:name="T46_1" style:family="text" style:parent-style-name="Default_20_Paragraph_20_Font"/>
    <style:style style:name="T46_2" style:family="text" style:parent-style-name="Default_20_Paragraph_20_Font">
      <style:text-properties fo:color="#000099" style:text-underline-style="solid" style:text-underline-color="font-color"/>
    </style:style>
    <style:style style:name="T46_3" style:family="text" style:parent-style-name="Default_20_Paragraph_20_Font"/>
    <style:style style:name="T46_4" style:family="text" style:parent-style-name="Default_20_Paragraph_20_Font">
      <style:text-properties fo:color="#000099" style:text-underline-style="solid" style:text-underline-color="font-color"/>
    </style:style>
    <style:style style:name="T46_5" style:family="text" style:parent-style-name="Default_20_Paragraph_20_Font"/>
    <style:style style:name="T46_6" style:family="text" style:parent-style-name="Default_20_Paragraph_20_Font">
      <style:text-properties fo:color="#000099" style:text-underline-style="solid" style:text-underline-color="font-color"/>
    </style:style>
    <style:style style:name="T46_7" style:family="text" style:parent-style-name="Default_20_Paragraph_20_Font"/>
    <style:style style:name="T46_8" style:family="text" style:parent-style-name="Default_20_Paragraph_20_Font">
      <style:text-properties fo:color="#000099" style:text-underline-style="solid" style:text-underline-color="font-color"/>
    </style:style>
    <style:style style:name="T46_9" style:family="text" style:parent-style-name="Default_20_Paragraph_20_Font"/>
    <style:style style:name="T46_10" style:family="text" style:parent-style-name="Default_20_Paragraph_20_Font">
      <style:text-properties fo:color="#000099" style:text-underline-style="solid" style:text-underline-color="font-color"/>
    </style:style>
    <style:style style:name="T46_11" style:family="text" style:parent-style-name="Default_20_Paragraph_20_Font"/>
    <style:style style:name="T46_12" style:family="text" style:parent-style-name="Default_20_Paragraph_20_Font">
      <style:text-properties fo:color="#000099" style:text-underline-style="solid" style:text-underline-color="font-color"/>
    </style:style>
    <style:style style:name="T46_13" style:family="text" style:parent-style-name="Default_20_Paragraph_20_Font"/>
    <style:style style:name="T46_14" style:family="text" style:parent-style-name="Default_20_Paragraph_20_Font">
      <style:text-properties fo:color="#000099" style:text-underline-style="solid" style:text-underline-color="font-color"/>
    </style:style>
    <style:style style:name="T46_15" style:family="text" style:parent-style-name="Default_20_Paragraph_20_Font"/>
    <style:style style:name="T46_16" style:family="text" style:parent-style-name="Default_20_Paragraph_20_Font">
      <style:text-properties fo:color="#000099" style:text-underline-style="solid" style:text-underline-color="font-color"/>
    </style:style>
    <style:style style:name="T46_17" style:family="text" style:parent-style-name="Default_20_Paragraph_20_Font"/>
    <style:style style:name="T46_18" style:family="text" style:parent-style-name="Default_20_Paragraph_20_Font">
      <style:text-properties fo:color="#000099" style:text-underline-style="solid" style:text-underline-color="font-color"/>
    </style:style>
    <style:style style:name="P47" style:family="paragraph" style:parent-style-name="Standard">
      <style:paragraph-properties fo:break-before="auto" fo:text-indent="0cm" fo:margin-left="1.905cm"/>
    </style:style>
    <style:style style:name="T47_1" style:family="text" style:parent-style-name="Default_20_Paragraph_20_Font"/>
    <style:style style:name="T47_2" style:family="text" style:parent-style-name="Default_20_Paragraph_20_Font">
      <style:text-properties fo:color="#000099" style:text-underline-style="solid" style:text-underline-color="font-color"/>
    </style:style>
    <style:style style:name="T47_3" style:family="text" style:parent-style-name="Default_20_Paragraph_20_Font"/>
    <style:style style:name="T47_4" style:family="text" style:parent-style-name="Default_20_Paragraph_20_Font">
      <style:text-properties fo:color="#000099" style:text-underline-style="solid" style:text-underline-color="font-color"/>
    </style:style>
    <style:style style:name="T47_5" style:family="text" style:parent-style-name="Default_20_Paragraph_20_Font"/>
    <style:style style:name="T47_6" style:family="text" style:parent-style-name="Default_20_Paragraph_20_Font">
      <style:text-properties fo:color="#000099" style:text-underline-style="solid" style:text-underline-color="font-color"/>
    </style:style>
    <style:style style:name="P48" style:family="paragraph" style:parent-style-name="Standard">
      <style:paragraph-properties fo:break-before="auto" fo:text-indent="0cm" fo:margin-left="2.54cm"/>
    </style:style>
    <style:style style:name="T48_1" style:family="text" style:parent-style-name="Default_20_Paragraph_20_Font"/>
    <style:style style:name="T48_2" style:family="text" style:parent-style-name="Default_20_Paragraph_20_Font">
      <style:text-properties fo:color="#000099" style:text-underline-style="solid" style:text-underline-color="font-color"/>
    </style:style>
    <style:style style:name="P49" style:family="paragraph" style:parent-style-name="Standard">
      <style:paragraph-properties fo:break-before="auto" fo:text-indent="0cm" fo:margin-left="1.905cm"/>
    </style:style>
    <style:style style:name="T49_1" style:family="text" style:parent-style-name="Default_20_Paragraph_20_Font"/>
    <style:style style:name="T49_2" style:family="text" style:parent-style-name="Default_20_Paragraph_20_Font">
      <style:text-properties fo:color="#000099" style:text-underline-style="solid" style:text-underline-color="font-color"/>
    </style:style>
    <style:style style:name="T49_3" style:family="text" style:parent-style-name="Default_20_Paragraph_20_Font"/>
    <style:style style:name="T49_4" style:family="text" style:parent-style-name="Default_20_Paragraph_20_Font">
      <style:text-properties fo:color="#000099" style:text-underline-style="solid" style:text-underline-color="font-color"/>
    </style:style>
    <style:style style:name="T49_5" style:family="text" style:parent-style-name="Default_20_Paragraph_20_Font"/>
    <style:style style:name="T49_6" style:family="text" style:parent-style-name="Default_20_Paragraph_20_Font">
      <style:text-properties fo:color="#000099" style:text-underline-style="solid" style:text-underline-color="font-color"/>
    </style:style>
    <style:style style:name="T49_7" style:family="text" style:parent-style-name="Default_20_Paragraph_20_Font"/>
    <style:style style:name="T49_8" style:family="text" style:parent-style-name="Default_20_Paragraph_20_Font">
      <style:text-properties fo:color="#000099" style:text-underline-style="solid" style:text-underline-color="font-color"/>
    </style:style>
    <style:style style:name="T49_9" style:family="text" style:parent-style-name="Default_20_Paragraph_20_Font"/>
    <style:style style:name="T49_10" style:family="text" style:parent-style-name="Default_20_Paragraph_20_Font">
      <style:text-properties fo:color="#000099" style:text-underline-style="solid" style:text-underline-color="font-color"/>
    </style:style>
    <style:style style:name="T49_11" style:family="text" style:parent-style-name="Default_20_Paragraph_20_Font"/>
    <style:style style:name="T49_12" style:family="text" style:parent-style-name="Default_20_Paragraph_20_Font">
      <style:text-properties fo:color="#000099" style:text-underline-style="solid" style:text-underline-color="font-color"/>
    </style:style>
    <style:style style:name="T49_13" style:family="text" style:parent-style-name="Default_20_Paragraph_20_Font"/>
    <style:style style:name="T49_14" style:family="text" style:parent-style-name="Default_20_Paragraph_20_Font">
      <style:text-properties fo:color="#000099" style:text-underline-style="solid" style:text-underline-color="font-color"/>
    </style:style>
    <style:style style:name="P50" style:family="paragraph" style:parent-style-name="Standard">
      <style:paragraph-properties fo:break-before="auto" fo:text-indent="0cm" fo:margin-left="2.54cm"/>
    </style:style>
    <style:style style:name="T50_1" style:family="text" style:parent-style-name="Default_20_Paragraph_20_Font"/>
    <style:style style:name="T50_2" style:family="text" style:parent-style-name="Default_20_Paragraph_20_Font">
      <style:text-properties fo:color="#000099" style:text-underline-style="solid" style:text-underline-color="font-color"/>
    </style:style>
    <style:style style:name="P51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P52" style:family="paragraph" style:parent-style-name="Standard">
      <style:paragraph-properties fo:text-align="right" fo:break-before="auto"/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53" style:family="paragraph" style:parent-style-name="Heading_20_1">
      <style:paragraph-properties fo:text-align="center" fo:break-before="page" fo:text-indent="-1.27cm" fo:line-height="100%" fo:margin-top="0.212cm" fo:margin-bottom="0.106cm" fo:margin-left="1.27cm" fo:margin-right="0cm"/>
      <style:text-properties fo:font-size="18pt" style:font-size-asian="18pt" style:font-size-complex="18pt"/>
    </style:style>
    <style:style style:name="T53_1" style:family="text" style:parent-style-name="Default_20_Paragraph_20_Font">
      <style:text-properties fo:font-size="18pt" style:font-size-asian="18pt" style:font-size-complex="18pt"/>
    </style:style>
    <style:style style:name="P54" style:family="paragraph" style:parent-style-name="Heading_20_2">
      <style:paragraph-properties fo:break-before="auto" fo:text-indent="0.635cm" fo:margin-top="0cm"/>
    </style:style>
    <style:style style:name="T54_1" style:family="text" style:parent-style-name="Default_20_Paragraph_20_Font"/>
    <style:style style:name="P55" style:family="paragraph" style:parent-style-name="Standard">
      <style:paragraph-properties fo:break-before="auto" fo:margin-top="0cm" fo:margin-left="2.54cm"/>
    </style:style>
    <style:style style:name="T55_1" style:family="text" style:parent-style-name="Default_20_Paragraph_20_Font"/>
    <style:style style:name="T55_2" style:family="text" style:parent-style-name="Default_20_Paragraph_20_Font"/>
    <style:style style:name="T55_3" style:family="text" style:parent-style-name="Default_20_Paragraph_20_Font"/>
    <style:style style:name="T55_4" style:family="text" style:parent-style-name="Default_20_Paragraph_20_Font"/>
    <style:style style:name="T55_5" style:family="text" style:parent-style-name="Default_20_Paragraph_20_Font"/>
    <style:style style:name="T55_6" style:family="text" style:parent-style-name="Default_20_Paragraph_20_Font"/>
    <style:style style:name="T55_7" style:family="text" style:parent-style-name="Default_20_Paragraph_20_Font"/>
    <style:style style:name="T55_8" style:family="text" style:parent-style-name="Default_20_Paragraph_20_Font"/>
    <style:style style:name="T55_9" style:family="text" style:parent-style-name="Default_20_Paragraph_20_Font"/>
    <style:style style:name="T55_10" style:family="text" style:parent-style-name="Default_20_Paragraph_20_Font"/>
    <style:style style:name="T55_11" style:family="text" style:parent-style-name="Default_20_Paragraph_20_Font"/>
    <style:style style:name="T55_12" style:family="text" style:parent-style-name="Default_20_Paragraph_20_Font"/>
    <style:style style:name="T55_13" style:family="text" style:parent-style-name="Default_20_Paragraph_20_Font"/>
    <style:style style:name="T55_14" style:family="text" style:parent-style-name="Default_20_Paragraph_20_Font"/>
    <style:style style:name="T55_15" style:family="text" style:parent-style-name="Default_20_Paragraph_20_Font"/>
    <style:style style:name="T55_16" style:family="text" style:parent-style-name="Default_20_Paragraph_20_Font"/>
    <style:style style:name="T55_17" style:family="text" style:parent-style-name="Default_20_Paragraph_20_Font"/>
    <style:style style:name="T55_18" style:family="text" style:parent-style-name="Default_20_Paragraph_20_Font"/>
    <style:style style:name="T55_19" style:family="text" style:parent-style-name="Default_20_Paragraph_20_Font"/>
    <style:style style:name="T55_20" style:family="text" style:parent-style-name="Default_20_Paragraph_20_Font"/>
    <style:style style:name="T55_21" style:family="text" style:parent-style-name="Default_20_Paragraph_20_Font"/>
    <style:style style:name="T55_22" style:family="text" style:parent-style-name="Default_20_Paragraph_20_Font"/>
    <style:style style:name="T55_23" style:family="text" style:parent-style-name="Default_20_Paragraph_20_Font"/>
    <style:style style:name="T55_24" style:family="text" style:parent-style-name="Default_20_Paragraph_20_Font"/>
    <style:style style:name="T55_25" style:family="text" style:parent-style-name="Default_20_Paragraph_20_Font"/>
    <style:style style:name="T55_26" style:family="text" style:parent-style-name="Default_20_Paragraph_20_Font"/>
    <style:style style:name="T55_27" style:family="text" style:parent-style-name="Default_20_Paragraph_20_Font"/>
    <style:style style:name="T55_28" style:family="text" style:parent-style-name="Default_20_Paragraph_20_Font"/>
    <style:style style:name="T55_29" style:family="text" style:parent-style-name="Default_20_Paragraph_20_Font"/>
    <style:style style:name="T55_30" style:family="text" style:parent-style-name="Default_20_Paragraph_20_Font"/>
    <style:style style:name="T55_31" style:family="text" style:parent-style-name="Default_20_Paragraph_20_Font"/>
    <style:style style:name="T55_32" style:family="text" style:parent-style-name="Default_20_Paragraph_20_Font"/>
    <style:style style:name="T55_33" style:family="text" style:parent-style-name="Default_20_Paragraph_20_Font"/>
    <style:style style:name="T55_34" style:family="text" style:parent-style-name="Default_20_Paragraph_20_Font"/>
    <style:style style:name="T55_35" style:family="text" style:parent-style-name="Default_20_Paragraph_20_Font">
      <style:text-properties fo:color="#ff0000"/>
    </style:style>
    <style:style style:name="T55_36" style:family="text" style:parent-style-name="Default_20_Paragraph_20_Font">
      <style:text-properties fo:color="#ff0000"/>
    </style:style>
    <style:style style:name="T55_37" style:family="text" style:parent-style-name="Default_20_Paragraph_20_Font">
      <style:text-properties fo:color="#ff0000"/>
    </style:style>
    <style:style style:name="T55_38" style:family="text" style:parent-style-name="Default_20_Paragraph_20_Font"/>
    <style:style style:name="T55_39" style:family="text" style:parent-style-name="Default_20_Paragraph_20_Font"/>
    <style:style style:name="T55_40" style:family="text" style:parent-style-name="Default_20_Paragraph_20_Font"/>
    <style:style style:name="T55_41" style:family="text" style:parent-style-name="Default_20_Paragraph_20_Font"/>
    <style:style style:name="T55_42" style:family="text" style:parent-style-name="Default_20_Paragraph_20_Font"/>
    <style:style style:name="T55_43" style:family="text" style:parent-style-name="Default_20_Paragraph_20_Font"/>
    <style:style style:name="T55_44" style:family="text" style:parent-style-name="Default_20_Paragraph_20_Font"/>
    <style:style style:name="T55_45" style:family="text" style:parent-style-name="Default_20_Paragraph_20_Font"/>
    <style:style style:name="T55_46" style:family="text" style:parent-style-name="Default_20_Paragraph_20_Font"/>
    <style:style style:name="T55_47" style:family="text" style:parent-style-name="Default_20_Paragraph_20_Font"/>
    <style:style style:name="T55_48" style:family="text" style:parent-style-name="Default_20_Paragraph_20_Font"/>
    <style:style style:name="T55_49" style:family="text" style:parent-style-name="Default_20_Paragraph_20_Font"/>
    <style:style style:name="T55_50" style:family="text" style:parent-style-name="Default_20_Paragraph_20_Font"/>
    <style:style style:name="P56" style:family="paragraph" style:parent-style-name="Heading_20_2">
      <style:paragraph-properties fo:text-align="left" fo:break-before="auto" fo:line-height="100%" fo:margin-top="0cm" fo:margin-left="1.27cm" fo:margin-right="0cm"/>
    </style:style>
    <style:style style:name="T56_1" style:family="text" style:parent-style-name="Default_20_Paragraph_20_Font"/>
    <style:style style:name="T56_2" style:family="text" style:parent-style-name="Default_20_Paragraph_20_Font"/>
    <style:style style:name="T56_3" style:family="text" style:parent-style-name="Default_20_Paragraph_20_Font"/>
    <style:style style:name="T56_4" style:family="text" style:parent-style-name="Default_20_Paragraph_20_Font"/>
    <style:style style:name="T56_5" style:family="text" style:parent-style-name="Default_20_Paragraph_20_Font"/>
    <style:style style:name="T56_6" style:family="text" style:parent-style-name="Default_20_Paragraph_20_Font"/>
    <style:style style:name="T56_7" style:family="text" style:parent-style-name="Default_20_Paragraph_20_Font"/>
    <style:style style:name="P57" style:family="paragraph" style:parent-style-name="Standard">
      <style:paragraph-properties fo:text-align="left" fo:break-before="auto" fo:line-height="100%" fo:margin-top="0cm" fo:margin-left="2.54cm" fo:margin-right="0cm"/>
      <style:text-properties fo:color="#ff0000" fo:font-weight="normal" style:font-weight-asian="normal" style:font-weight-complex="normal"/>
    </style:style>
    <style:style style:name="T57_1" style:family="text" style:parent-style-name="Default_20_Paragraph_20_Font">
      <style:text-properties fo:color="#ff0000" fo:font-weight="normal" style:font-weight-asian="normal" style:font-weight-complex="normal"/>
    </style:style>
    <style:style style:name="T57_2" style:family="text" style:parent-style-name="Default_20_Paragraph_20_Font">
      <style:text-properties fo:color="#ff0000" fo:font-weight="normal" style:font-weight-asian="normal" style:font-weight-complex="normal"/>
    </style:style>
    <style:style style:name="T57_3" style:family="text" style:parent-style-name="Default_20_Paragraph_20_Font">
      <style:text-properties fo:color="#ff0000" fo:font-weight="normal" style:font-weight-asian="normal" style:font-weight-complex="normal"/>
    </style:style>
    <style:style style:name="T57_4" style:family="text" style:parent-style-name="Default_20_Paragraph_20_Font">
      <style:text-properties fo:color="#ff0000" fo:font-weight="normal" style:font-weight-asian="normal" style:font-weight-complex="normal"/>
    </style:style>
    <style:style style:name="T57_5" style:family="text" style:parent-style-name="Default_20_Paragraph_20_Font">
      <style:text-properties fo:color="#ff0000" fo:font-weight="normal" style:font-weight-asian="normal" style:font-weight-complex="normal"/>
    </style:style>
    <style:style style:name="T57_6" style:family="text" style:parent-style-name="Default_20_Paragraph_20_Font">
      <style:text-properties fo:color="#ff0000" fo:font-weight="normal" style:font-weight-asian="normal" style:font-weight-complex="normal"/>
    </style:style>
    <style:style style:name="T57_7" style:family="text" style:parent-style-name="Default_20_Paragraph_20_Font">
      <style:text-properties fo:color="#ff0000" fo:font-weight="normal" style:font-weight-asian="normal" style:font-weight-complex="normal"/>
    </style:style>
    <style:style style:name="T57_8" style:family="text" style:parent-style-name="Default_20_Paragraph_20_Font">
      <style:text-properties fo:color="#ff0000" fo:font-weight="normal" style:font-weight-asian="normal" style:font-weight-complex="normal"/>
    </style:style>
    <style:style style:name="T57_9" style:family="text" style:parent-style-name="Default_20_Paragraph_20_Font">
      <style:text-properties fo:color="#ff0000" fo:font-weight="normal" style:font-weight-asian="normal" style:font-weight-complex="normal"/>
    </style:style>
    <style:style style:name="T57_10" style:family="text" style:parent-style-name="Default_20_Paragraph_20_Font">
      <style:text-properties fo:color="#ff0000" fo:font-weight="normal" style:font-weight-asian="normal" style:font-weight-complex="normal"/>
    </style:style>
    <style:style style:name="T57_11" style:family="text" style:parent-style-name="Default_20_Paragraph_20_Font">
      <style:text-properties fo:color="#ff0000" fo:font-weight="normal" style:font-weight-asian="normal" style:font-weight-complex="normal"/>
    </style:style>
    <style:style style:name="T57_12" style:family="text" style:parent-style-name="Default_20_Paragraph_20_Font">
      <style:text-properties fo:color="#ff0000" fo:font-weight="normal" style:font-weight-asian="normal" style:font-weight-complex="normal"/>
    </style:style>
    <style:style style:name="T57_13" style:family="text" style:parent-style-name="Default_20_Paragraph_20_Font">
      <style:text-properties fo:color="#ff0000" fo:font-weight="normal" style:font-weight-asian="normal" style:font-weight-complex="normal"/>
    </style:style>
    <style:style style:name="T57_14" style:family="text" style:parent-style-name="Default_20_Paragraph_20_Font">
      <style:text-properties fo:color="#ff0000" fo:font-weight="normal" style:font-weight-asian="normal" style:font-weight-complex="normal"/>
    </style:style>
    <style:style style:name="T57_15" style:family="text" style:parent-style-name="Default_20_Paragraph_20_Font">
      <style:text-properties fo:color="#ff0000" fo:font-weight="normal" style:font-weight-asian="normal" style:font-weight-complex="normal"/>
    </style:style>
    <style:style style:name="T57_16" style:family="text" style:parent-style-name="Default_20_Paragraph_20_Font">
      <style:text-properties fo:color="#ff0000" fo:font-weight="normal" style:font-weight-asian="normal" style:font-weight-complex="normal"/>
    </style:style>
    <style:style style:name="P58" style:family="paragraph" style:parent-style-name="Heading_20_2">
      <style:paragraph-properties fo:text-align="left" fo:break-before="auto" fo:line-height="100%" fo:margin-top="0cm" fo:margin-left="1.27cm" fo:margin-right="0cm"/>
    </style:style>
    <style:style style:name="T58_1" style:family="text" style:parent-style-name="Default_20_Paragraph_20_Font"/>
    <style:style style:name="P59" style:family="paragraph" style:parent-style-name="Standard">
      <style:paragraph-properties fo:text-align="left" fo:break-before="auto" fo:line-height="100%" fo:margin-top="0cm" fo:margin-left="2.54cm" fo:margin-right="0cm"/>
      <style:text-properties fo:color="#ff0000"/>
    </style:style>
    <style:style style:name="T59_1" style:family="text" style:parent-style-name="Default_20_Paragraph_20_Font">
      <style:text-properties fo:color="#ff0000"/>
    </style:style>
    <style:style style:name="T59_2" style:family="text" style:parent-style-name="Default_20_Paragraph_20_Font">
      <style:text-properties fo:color="#ff0000"/>
    </style:style>
    <style:style style:name="T59_3" style:family="text" style:parent-style-name="Default_20_Paragraph_20_Font">
      <style:text-properties fo:color="#ff0000"/>
    </style:style>
    <style:style style:name="T59_4" style:family="text" style:parent-style-name="Default_20_Paragraph_20_Font">
      <style:text-properties fo:color="#ff0000"/>
    </style:style>
    <style:style style:name="T59_5" style:family="text" style:parent-style-name="Default_20_Paragraph_20_Font">
      <style:text-properties fo:color="#ff0000"/>
    </style:style>
    <style:style style:name="T59_6" style:family="text" style:parent-style-name="Default_20_Paragraph_20_Font">
      <style:text-properties fo:color="#ff0000"/>
    </style:style>
    <style:style style:name="T59_7" style:family="text" style:parent-style-name="Default_20_Paragraph_20_Font">
      <style:text-properties fo:color="#ff0000"/>
    </style:style>
    <style:style style:name="T59_8" style:family="text" style:parent-style-name="Default_20_Paragraph_20_Font">
      <style:text-properties fo:color="#ff0000"/>
    </style:style>
    <style:style style:name="T59_9" style:family="text" style:parent-style-name="Default_20_Paragraph_20_Font">
      <style:text-properties fo:color="#ff0000"/>
    </style:style>
    <style:style style:name="T59_10" style:family="text" style:parent-style-name="Default_20_Paragraph_20_Font">
      <style:text-properties fo:color="#ff0000"/>
    </style:style>
    <style:style style:name="T59_11" style:family="text" style:parent-style-name="Default_20_Paragraph_20_Font">
      <style:text-properties fo:color="#ff0000"/>
    </style:style>
    <style:style style:name="T59_12" style:family="text" style:parent-style-name="Default_20_Paragraph_20_Font">
      <style:text-properties fo:color="#ff0000"/>
    </style:style>
    <style:style style:name="T59_13" style:family="text" style:parent-style-name="Default_20_Paragraph_20_Font">
      <style:text-properties fo:color="#ff0000"/>
    </style:style>
    <style:style style:name="T59_14" style:family="text" style:parent-style-name="Default_20_Paragraph_20_Font">
      <style:text-properties fo:color="#ff0000"/>
    </style:style>
    <style:style style:name="T59_15" style:family="text" style:parent-style-name="Default_20_Paragraph_20_Font">
      <style:text-properties fo:color="#ff0000"/>
    </style:style>
    <style:style style:name="T59_16" style:family="text" style:parent-style-name="Default_20_Paragraph_20_Font">
      <style:text-properties fo:color="#ff0000"/>
    </style:style>
    <style:style style:name="T59_17" style:family="text" style:parent-style-name="Default_20_Paragraph_20_Font">
      <style:text-properties fo:color="#ff0000"/>
    </style:style>
    <style:style style:name="T59_18" style:family="text" style:parent-style-name="Default_20_Paragraph_20_Font">
      <style:text-properties fo:color="#ff0000"/>
    </style:style>
    <style:style style:name="T59_19" style:family="text" style:parent-style-name="Default_20_Paragraph_20_Font">
      <style:text-properties fo:color="#ff0000"/>
    </style:style>
    <style:style style:name="T59_20" style:family="text" style:parent-style-name="Default_20_Paragraph_20_Font">
      <style:text-properties fo:color="#ff0000"/>
    </style:style>
    <style:style style:name="T59_21" style:family="text" style:parent-style-name="Default_20_Paragraph_20_Font">
      <style:text-properties fo:color="#ff0000"/>
    </style:style>
    <style:style style:name="T59_22" style:family="text" style:parent-style-name="Default_20_Paragraph_20_Font">
      <style:text-properties fo:color="#ff0000"/>
    </style:style>
    <style:style style:name="T59_23" style:family="text" style:parent-style-name="Default_20_Paragraph_20_Font">
      <style:text-properties fo:color="#ff0000"/>
    </style:style>
    <style:style style:name="T59_24" style:family="text" style:parent-style-name="Default_20_Paragraph_20_Font">
      <style:text-properties fo:color="#ff0000"/>
    </style:style>
    <style:style style:name="T59_25" style:family="text" style:parent-style-name="Default_20_Paragraph_20_Font">
      <style:text-properties fo:color="#ff0000"/>
    </style:style>
    <style:style style:name="T59_26" style:family="text" style:parent-style-name="Default_20_Paragraph_20_Font">
      <style:text-properties fo:color="#ff0000"/>
    </style:style>
    <style:style style:name="T59_27" style:family="text" style:parent-style-name="Default_20_Paragraph_20_Font">
      <style:text-properties fo:color="#ff0000"/>
    </style:style>
    <style:style style:name="T59_28" style:family="text" style:parent-style-name="Default_20_Paragraph_20_Font">
      <style:text-properties fo:color="#ff0000"/>
    </style:style>
    <style:style style:name="T59_29" style:family="text" style:parent-style-name="Default_20_Paragraph_20_Font">
      <style:text-properties fo:color="#ff0000"/>
    </style:style>
    <style:style style:name="T59_30" style:family="text" style:parent-style-name="Default_20_Paragraph_20_Font">
      <style:text-properties fo:color="#ff0000"/>
    </style:style>
    <style:style style:name="T59_31" style:family="text" style:parent-style-name="Default_20_Paragraph_20_Font">
      <style:text-properties fo:color="#ff0000"/>
    </style:style>
    <style:style style:name="T59_32" style:family="text" style:parent-style-name="Default_20_Paragraph_20_Font">
      <style:text-properties fo:color="#ff0000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P62" style:family="paragraph" style:parent-style-name="Heading_20_1">
      <style:paragraph-properties fo:text-align="left" fo:break-before="page" fo:text-indent="0cm" fo:line-height="100%" fo:margin-top="0.212cm" fo:margin-bottom="0.106cm" fo:margin-left="0cm" fo:margin-right="0cm"/>
    </style:style>
    <style:style style:name="T62_1" style:family="text" style:parent-style-name="Default_20_Paragraph_20_Font"/>
    <style:style style:name="T62_2" style:family="text" style:parent-style-name="Default_20_Paragraph_20_Font"/>
    <style:style style:name="T62_3" style:family="text" style:parent-style-name="Default_20_Paragraph_20_Font"/>
    <style:style style:name="P63" style:family="paragraph" style:parent-style-name="Standard">
      <style:paragraph-properties fo:break-before="auto" fo:margin-left="0cm"/>
    </style:style>
    <style:style style:name="T63_1" style:family="text" style:parent-style-name="Default_20_Paragraph_20_Font"/>
    <style:style style:name="T63_2" style:family="text" style:parent-style-name="Default_20_Paragraph_20_Font"/>
    <style:style style:name="T63_3" style:family="text" style:parent-style-name="Default_20_Paragraph_20_Font"/>
    <style:style style:name="T63_4" style:family="text" style:parent-style-name="Default_20_Paragraph_20_Font"/>
    <style:style style:name="T63_5" style:family="text" style:parent-style-name="Default_20_Paragraph_20_Font"/>
    <style:style style:name="T63_6" style:family="text" style:parent-style-name="Default_20_Paragraph_20_Font"/>
    <style:style style:name="T63_7" style:family="text" style:parent-style-name="Default_20_Paragraph_20_Font"/>
    <style:style style:name="T63_8" style:family="text" style:parent-style-name="Default_20_Paragraph_20_Font"/>
    <style:style style:name="T63_9" style:family="text" style:parent-style-name="Default_20_Paragraph_20_Font"/>
    <style:style style:name="T63_10" style:family="text" style:parent-style-name="Default_20_Paragraph_20_Font"/>
    <style:style style:name="T63_11" style:family="text" style:parent-style-name="Default_20_Paragraph_20_Font"/>
    <style:style style:name="T63_12" style:family="text" style:parent-style-name="Default_20_Paragraph_20_Font"/>
    <style:style style:name="T63_13" style:family="text" style:parent-style-name="Default_20_Paragraph_20_Font"/>
    <style:style style:name="T63_14" style:family="text" style:parent-style-name="Default_20_Paragraph_20_Font"/>
    <style:style style:name="T63_15" style:family="text" style:parent-style-name="Default_20_Paragraph_20_Font"/>
    <style:style style:name="T63_16" style:family="text" style:parent-style-name="Default_20_Paragraph_20_Font"/>
    <style:style style:name="T63_17" style:family="text" style:parent-style-name="Default_20_Paragraph_20_Font"/>
    <style:style style:name="T63_18" style:family="text" style:parent-style-name="Default_20_Paragraph_20_Font"/>
    <style:style style:name="Table2" style:family="table">
      <style:table-properties table:align="left" style:width="9.366cm" fo:margin-left="0cm"/>
    </style:style>
    <style:style style:name="Column5" style:family="table-column">
      <style:table-column-properties style:column-width="3.634cm"/>
    </style:style>
    <style:style style:name="Column6" style:family="table-column">
      <style:table-column-properties style:column-width="5.697cm"/>
    </style:style>
    <style:style style:name="Row6" style:family="table-row">
      <style:table-row-properties style:min-row-height="0cm"/>
    </style:style>
    <style:style style:name="Cell21" style:family="table-cell">
      <style:table-cell-properties fo:background-color="#ffffff"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break-before="auto" fo:line-height="115%" fo:margin-top="0cm" fo:margin-bottom="0cm" fo:margin-left="0cm"/>
    </style:style>
    <style:style style:name="T64_1" style:family="text" style:parent-style-name="Default_20_Paragraph_20_Font">
      <style:text-properties fo:background-color="#ffffff" style:font-name="Calibri" style:font-name-asian="Calibri" style:font-name-complex="Calibri"/>
    </style:style>
    <style:style style:name="T64_2" style:family="text" style:parent-style-name="Default_20_Paragraph_20_Font">
      <style:text-properties fo:background-color="#ffffff" style:font-name="Calibri" style:font-name-asian="Calibri" style:font-name-complex="Calibri"/>
    </style:style>
    <style:style style:name="T64_3" style:family="text" style:parent-style-name="Default_20_Paragraph_20_Font">
      <style:text-properties fo:background-color="#ffffff" style:font-name="Calibri" style:font-name-asian="Calibri" style:font-name-complex="Calibri"/>
    </style:style>
    <style:style style:name="Cell22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break-before="auto" fo:line-height="115%" fo:margin-top="0cm" fo:margin-bottom="0cm" fo:margin-left="0cm"/>
    </style:style>
    <style:style style:name="T65_1" style:family="text" style:parent-style-name="Default_20_Paragraph_20_Font">
      <style:text-properties style:font-name="Calibri" style:font-name-asian="Calibri" style:font-name-complex="Calibri"/>
    </style:style>
    <style:style style:name="Row7" style:family="table-row">
      <style:table-row-properties style:min-row-height="0cm"/>
    </style:style>
    <style:style style:name="Cell23" style:family="table-cell">
      <style:table-cell-properties fo:background-color="#ffffff"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break-before="auto" fo:line-height="115%" fo:margin-top="0cm" fo:margin-bottom="0cm" fo:margin-left="0cm"/>
    </style:style>
    <style:style style:name="T66_1" style:family="text" style:parent-style-name="Default_20_Paragraph_20_Font">
      <style:text-properties fo:background-color="#ffffff" style:font-name="Calibri" style:font-name-asian="Calibri" style:font-name-complex="Calibri"/>
    </style:style>
    <style:style style:name="T66_2" style:family="text" style:parent-style-name="Default_20_Paragraph_20_Font">
      <style:text-properties fo:background-color="#ffffff" style:font-name="Calibri" style:font-name-asian="Calibri" style:font-name-complex="Calibri"/>
    </style:style>
    <style:style style:name="T66_3" style:family="text" style:parent-style-name="Default_20_Paragraph_20_Font">
      <style:text-properties fo:background-color="#ffffff" style:font-name="Calibri" style:font-name-asian="Calibri" style:font-name-complex="Calibri"/>
    </style:style>
    <style:style style:name="T66_4" style:family="text" style:parent-style-name="Default_20_Paragraph_20_Font">
      <style:text-properties fo:background-color="#ffffff" style:font-name="Calibri" style:font-name-asian="Calibri" style:font-name-complex="Calibri"/>
    </style:style>
    <style:style style:name="Cell24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break-before="auto" fo:text-indent="0cm" fo:line-height="115%" fo:margin-top="0cm" fo:margin-left="-0.035cm"/>
    </style:style>
    <style:style style:name="T67_1" style:family="text" style:parent-style-name="Default_20_Paragraph_20_Font">
      <style:text-properties style:font-name="Calibri" style:font-name-asian="Calibri" style:font-name-complex="Calibri"/>
    </style:style>
    <style:style style:name="T67_2" style:family="text" style:parent-style-name="Default_20_Paragraph_20_Font">
      <style:text-properties style:font-name="Calibri" style:font-name-asian="Calibri" style:font-name-complex="Calibri"/>
    </style:style>
    <style:style style:name="T67_3" style:family="text" style:parent-style-name="Default_20_Paragraph_20_Font">
      <style:text-properties style:font-name="Calibri" style:font-name-asian="Calibri" style:font-name-complex="Calibri"/>
    </style:style>
    <style:style style:name="T67_4" style:family="text" style:parent-style-name="Default_20_Paragraph_20_Font">
      <style:text-properties style:font-name="Calibri" style:font-name-asian="Calibri" style:font-name-complex="Calibri"/>
    </style:style>
    <style:style style:name="P68" style:family="paragraph" style:parent-style-name="Standard">
      <style:paragraph-properties fo:break-before="auto" fo:text-indent="0cm" fo:line-height="115%" fo:margin-top="0cm" fo:margin-left="-0.035cm"/>
    </style:style>
    <style:style style:name="T68_1" style:family="text" style:parent-style-name="Default_20_Paragraph_20_Font">
      <style:text-properties style:font-name="Calibri" style:font-name-asian="Calibri" style:font-name-complex="Calibri"/>
    </style:style>
    <style:style style:name="T68_2" style:family="text" style:parent-style-name="Default_20_Paragraph_20_Font">
      <style:text-properties style:font-name="Calibri" style:font-name-asian="Calibri" style:font-name-complex="Calibri"/>
    </style:style>
    <style:style style:name="T68_3" style:family="text" style:parent-style-name="Default_20_Paragraph_20_Font">
      <style:text-properties style:font-name="Calibri" style:font-name-asian="Calibri" style:font-name-complex="Calibri"/>
    </style:style>
    <style:style style:name="T68_4" style:family="text" style:parent-style-name="Default_20_Paragraph_20_Font">
      <style:text-properties style:font-name="Calibri" style:font-name-asian="Calibri" style:font-name-complex="Calibri"/>
    </style:style>
    <style:style style:name="P69" style:family="paragraph" style:parent-style-name="Standard">
      <style:paragraph-properties fo:break-before="auto" fo:text-indent="0cm" fo:line-height="115%" fo:margin-top="0cm" fo:margin-bottom="0cm" fo:margin-left="-0.035cm"/>
    </style:style>
    <style:style style:name="T69_1" style:family="text" style:parent-style-name="Default_20_Paragraph_20_Font">
      <style:text-properties style:font-name="Calibri" style:font-name-asian="Calibri" style:font-name-complex="Calibri"/>
    </style:style>
    <style:style style:name="T69_2" style:family="text" style:parent-style-name="Default_20_Paragraph_20_Font">
      <style:text-properties style:font-name="Calibri" style:font-name-asian="Calibri" style:font-name-complex="Calibri"/>
    </style:style>
    <style:style style:name="T69_3" style:family="text" style:parent-style-name="Default_20_Paragraph_20_Font">
      <style:text-properties style:font-name="Calibri" style:font-name-asian="Calibri" style:font-name-complex="Calibri"/>
    </style:style>
    <style:style style:name="T69_4" style:family="text" style:parent-style-name="Default_20_Paragraph_20_Font">
      <style:text-properties style:font-name="Calibri" style:font-name-asian="Calibri" style:font-name-complex="Calibri"/>
    </style:style>
    <style:style style:name="Row8" style:family="table-row">
      <style:table-row-properties style:min-row-height="0cm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break-before="auto" fo:line-height="115%" fo:margin-top="0cm" fo:margin-bottom="0cm" fo:margin-left="0cm"/>
    </style:style>
    <style:style style:name="T70_1" style:family="text" style:parent-style-name="Default_20_Paragraph_20_Font"/>
    <style:style style:name="T70_2" style:family="text" style:parent-style-name="Default_20_Paragraph_20_Font"/>
    <style:style style:name="T70_3" style:family="text" style:parent-style-name="Default_20_Paragraph_20_Font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break-before="auto" fo:line-height="115%" fo:margin-top="0cm" fo:margin-left="0cm"/>
    </style:style>
    <style:style style:name="T71_1" style:family="text" style:parent-style-name="Default_20_Paragraph_20_Font"/>
    <style:style style:name="T71_2" style:family="text" style:parent-style-name="Default_20_Paragraph_20_Font"/>
    <style:style style:name="T71_3" style:family="text" style:parent-style-name="Default_20_Paragraph_20_Font"/>
    <style:style style:name="T71_4" style:family="text" style:parent-style-name="Default_20_Paragraph_20_Font"/>
    <style:style style:name="P72" style:family="paragraph" style:parent-style-name="Standard">
      <style:paragraph-properties fo:break-before="auto" fo:line-height="115%" fo:margin-top="0cm" fo:margin-bottom="0cm" fo:margin-left="0cm"/>
    </style:style>
    <style:style style:name="T72_1" style:family="text" style:parent-style-name="Default_20_Paragraph_20_Font"/>
    <style:style style:name="T72_2" style:family="text" style:parent-style-name="Default_20_Paragraph_20_Font"/>
    <style:style style:name="T72_3" style:family="text" style:parent-style-name="Default_20_Paragraph_20_Font"/>
    <style:style style:name="T72_4" style:family="text" style:parent-style-name="Default_20_Paragraph_20_Font"/>
    <style:style style:name="Row9" style:family="table-row">
      <style:table-row-properties style:min-row-height="0cm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break-before="auto" fo:line-height="115%" fo:margin-top="0cm" fo:margin-bottom="0cm" fo:margin-left="0cm"/>
    </style:style>
    <style:style style:name="T73_1" style:family="text" style:parent-style-name="Default_20_Paragraph_20_Font"/>
    <style:style style:name="T73_2" style:family="text" style:parent-style-name="Default_20_Paragraph_20_Font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break-before="auto" fo:line-height="115%" fo:margin-top="0cm" fo:margin-bottom="0cm" fo:margin-left="0cm"/>
    </style:style>
    <style:style style:name="T74_1" style:family="text" style:parent-style-name="Default_20_Paragraph_20_Font"/>
    <style:style style:name="T74_2" style:family="text" style:parent-style-name="Default_20_Paragraph_20_Font"/>
    <style:style style:name="T74_3" style:family="text" style:parent-style-name="Default_20_Paragraph_20_Font"/>
    <style:style style:name="T74_4" style:family="text" style:parent-style-name="Default_20_Paragraph_20_Font"/>
    <style:style style:name="P75" style:family="paragraph" style:parent-style-name="Standard">
      <style:paragraph-properties fo:break-before="auto" fo:margin-left="0cm"/>
    </style:style>
    <style:style style:name="P76" style:family="paragraph" style:parent-style-name="Heading_20_1">
      <style:paragraph-properties fo:text-align="left" fo:break-before="page" fo:text-indent="0cm" fo:line-height="100%" fo:margin-top="0.212cm" fo:margin-bottom="0.106cm" fo:margin-left="0cm" fo:margin-right="0cm"/>
      <style:text-properties style:font-name="Calibri" style:font-name-asian="Calibri" style:font-name-complex="Calibri"/>
    </style:style>
    <style:style style:name="T76_1" style:family="text" style:parent-style-name="Default_20_Paragraph_20_Font">
      <style:text-properties style:font-name="Calibri" style:font-name-asian="Calibri" style:font-name-complex="Calibri"/>
    </style:style>
    <style:style style:name="T76_2" style:family="text" style:parent-style-name="Default_20_Paragraph_20_Font">
      <style:text-properties style:font-name="Calibri" style:font-name-asian="Calibri" style:font-name-complex="Calibri"/>
    </style:style>
    <style:style style:name="T76_3" style:family="text" style:parent-style-name="Default_20_Paragraph_20_Font">
      <style:text-properties style:font-name="Calibri" style:font-name-asian="Calibri" style:font-name-complex="Calibri"/>
    </style:style>
    <style:style style:name="T76_4" style:family="text" style:parent-style-name="Default_20_Paragraph_20_Font">
      <style:text-properties style:font-name="Calibri" style:font-name-asian="Calibri" style:font-name-complex="Calibri"/>
    </style:style>
    <style:style style:name="T76_5" style:family="text" style:parent-style-name="Default_20_Paragraph_20_Font">
      <style:text-properties style:font-name="Calibri" style:font-name-asian="Calibri" style:font-name-complex="Calibri"/>
    </style:style>
    <style:style style:name="T76_6" style:family="text" style:parent-style-name="Default_20_Paragraph_20_Font">
      <style:text-properties style:font-name="Calibri" style:font-name-asian="Calibri" style:font-name-complex="Calibri"/>
    </style:style>
    <style:style style:name="T76_7" style:family="text" style:parent-style-name="Default_20_Paragraph_20_Font">
      <style:text-properties style:font-name="Calibri" style:font-name-asian="Calibri" style:font-name-complex="Calibri"/>
    </style:style>
    <style:style style:name="T76_8" style:family="text" style:parent-style-name="Default_20_Paragraph_20_Font">
      <style:text-properties style:font-name="Calibri" style:font-name-asian="Calibri" style:font-name-complex="Calibri"/>
    </style:style>
    <style:style style:name="T76_9" style:family="text" style:parent-style-name="Default_20_Paragraph_20_Font">
      <style:text-properties style:font-name="Calibri" style:font-name-asian="Calibri" style:font-name-complex="Calibri"/>
    </style:style>
    <style:style style:name="T76_10" style:family="text" style:parent-style-name="Default_20_Paragraph_20_Font">
      <style:text-properties style:font-name="Calibri" style:font-name-asian="Calibri" style:font-name-complex="Calibri"/>
    </style:style>
    <style:style style:name="P77" style:family="paragraph" style:parent-style-name="Standard">
      <style:paragraph-properties fo:text-align="left" fo:break-before="auto" fo:text-indent="0cm" fo:line-height="100%" fo:margin-top="0cm" fo:margin-bottom="0.212cm" fo:margin-left="1.27cm" fo:margin-right="0cm"/>
      <style:text-properties style:font-name="Calibri" style:font-name-asian="Calibri" style:font-name-complex="Calibri"/>
    </style:style>
    <style:style style:name="P78" style:family="paragraph" style:parent-style-name="Standard">
      <style:paragraph-properties fo:text-align="left" fo:break-before="auto" fo:text-indent="0cm" fo:line-height="100%" fo:margin-top="0cm" fo:margin-bottom="0.212cm" fo:margin-left="1.27cm" fo:margin-right="0cm"/>
    </style:style>
    <style:style style:name="T78_1" style:family="text" style:parent-style-name="Default_20_Paragraph_20_Font">
      <style:text-properties style:text-line-through-style="none" fo:font-style="italic" style:font-style-asian="italic" style:font-style-complex="italic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solid" style:text-underline-color="font-color"/>
    </style:style>
    <style:style style:name="T78_2" style:family="text" style:parent-style-name="Default_20_Paragraph_20_Font">
      <style:text-properties style:text-line-through-style="none" fo:font-style="italic" style:font-style-asian="italic" style:font-style-complex="italic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solid" style:text-underline-color="font-color"/>
    </style:style>
    <style:style style:name="T78_3" style:family="text" style:parent-style-name="Default_20_Paragraph_20_Font">
      <style:text-properties style:text-line-through-style="none" fo:font-style="italic" style:font-style-asian="italic" style:font-style-complex="italic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solid" style:text-underline-color="font-color"/>
    </style:style>
    <style:style style:name="T78_4" style:family="text" style:parent-style-name="Default_20_Paragraph_20_Font">
      <style:text-properties style:text-line-through-style="none" fo:font-style="italic" style:font-style-asian="italic" style:font-style-complex="italic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solid" style:text-underline-color="font-color"/>
    </style:style>
    <style:style style:name="P79" style:family="paragraph" style:parent-style-name="Standard">
      <style:paragraph-properties fo:text-align="left" fo:break-before="auto" fo:line-height="100%" fo:margin-top="0cm" fo:margin-left="2.54cm" fo:margin-right="0cm"/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9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9_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9_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9_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9_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9_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9_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9_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9_9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line-height="100%" fo:margin-top="0cm" fo:margin-left="2.54cm" fo:margin-right="0cm"/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0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0_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0_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0_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0_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0_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0_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0_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0_9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0_10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0_1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0_1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0_1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0_1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0_1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0_1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0_1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0_1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0_19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0_20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0_2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0_2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0_2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line-height="100%" fo:margin-top="0cm" fo:margin-left="2.54cm" fo:margin-right="0cm"/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1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1_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1_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1_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1_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1_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1_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1_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1_9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1_10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1_1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1_1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1_1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1_1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1_1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1_1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line-height="100%" fo:margin-top="0cm" fo:margin-left="2.54cm" fo:margin-right="0cm"/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2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2_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2_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2_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2_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2_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2_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2_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2_9" style:family="text" style:parent-style-name="Default_20_Paragraph_20_Font">
      <style:text-properties style:font-name="Calibri" style:font-name-asian="Calibri" style:font-name-complex="Calibri"/>
    </style:style>
    <style:style style:name="T82_10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2_1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line-height="100%" fo:margin-top="0cm" fo:margin-left="2.54cm" fo:margin-right="0cm"/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3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3_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3_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3_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3_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3_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3_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3_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3_9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3_10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3_1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3_1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3_1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3_1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3_1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3_1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3_1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line-height="100%" fo:margin-top="0cm" fo:margin-left="2.54cm" fo:margin-right="0cm"/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9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10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1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1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1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1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1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1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1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1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19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20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2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2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2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2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2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2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2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2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29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30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3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3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line-height="100%" fo:margin-top="0cm" fo:margin-left="2.54cm" fo:margin-right="0cm"/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5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5_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5_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5_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5_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5_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5_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5_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5_9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5_10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5_1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5_1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5_1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5_1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5_1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5_1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5_1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5_1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5_19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5_20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5_2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5_2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5_2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5_2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5_2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5_2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5_2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5_2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line-height="100%" fo:margin-top="0cm" fo:margin-left="2.54cm" fo:margin-right="0cm"/>
      <style:text-properties style:font-name="Calibri" style:font-name-asian="Calibri" style:font-name-complex="Calibri"/>
    </style:style>
    <style:style style:name="T86_1" style:family="text" style:parent-style-name="Default_20_Paragraph_20_Font">
      <style:text-properties style:font-name="Calibri" style:font-name-asian="Calibri" style:font-name-complex="Calibri"/>
    </style:style>
    <style:style style:name="T86_2" style:family="text" style:parent-style-name="Default_20_Paragraph_20_Font">
      <style:text-properties style:font-name="Calibri" style:font-name-asian="Calibri" style:font-name-complex="Calibri"/>
    </style:style>
    <style:style style:name="T86_3" style:family="text" style:parent-style-name="Default_20_Paragraph_20_Font">
      <style:text-properties style:font-name="Calibri" style:font-name-asian="Calibri" style:font-name-complex="Calibri"/>
    </style:style>
    <style:style style:name="T86_4" style:family="text" style:parent-style-name="Default_20_Paragraph_20_Font">
      <style:text-properties style:font-name="Calibri" style:font-name-asian="Calibri" style:font-name-complex="Calibri"/>
    </style:style>
    <style:style style:name="T86_5" style:family="text" style:parent-style-name="Default_20_Paragraph_20_Font">
      <style:text-properties style:font-name="Calibri" style:font-name-asian="Calibri" style:font-name-complex="Calibri"/>
    </style:style>
    <style:style style:name="T86_6" style:family="text" style:parent-style-name="Default_20_Paragraph_20_Font">
      <style:text-properties style:font-name="Calibri" style:font-name-asian="Calibri" style:font-name-complex="Calibri"/>
    </style:style>
    <style:style style:name="T86_7" style:family="text" style:parent-style-name="Default_20_Paragraph_20_Font">
      <style:text-properties style:font-name="Calibri" style:font-name-asian="Calibri" style:font-name-complex="Calibri"/>
    </style:style>
    <style:style style:name="T86_8" style:family="text" style:parent-style-name="Default_20_Paragraph_20_Font">
      <style:text-properties style:font-name="Calibri" style:font-name-asian="Calibri" style:font-name-complex="Calibri"/>
    </style:style>
    <style:style style:name="T86_9" style:family="text" style:parent-style-name="Default_20_Paragraph_20_Font">
      <style:text-properties style:font-name="Calibri" style:font-name-asian="Calibri" style:font-name-complex="Calibri"/>
    </style:style>
    <style:style style:name="T86_10" style:family="text" style:parent-style-name="Default_20_Paragraph_20_Font">
      <style:text-properties style:font-name="Calibri" style:font-name-asian="Calibri" style:font-name-complex="Calibri"/>
    </style:style>
    <style:style style:name="T86_11" style:family="text" style:parent-style-name="Default_20_Paragraph_20_Font">
      <style:text-properties style:font-name="Calibri" style:font-name-asian="Calibri" style:font-name-complex="Calibri"/>
    </style:style>
    <style:style style:name="T86_12" style:family="text" style:parent-style-name="Default_20_Paragraph_20_Font">
      <style:text-properties style:font-name="Calibri" style:font-name-asian="Calibri" style:font-name-complex="Calibri"/>
    </style:style>
    <style:style style:name="T86_13" style:family="text" style:parent-style-name="Default_20_Paragraph_20_Font">
      <style:text-properties style:font-name="Calibri" style:font-name-asian="Calibri" style:font-name-complex="Calibri"/>
    </style:style>
    <style:style style:name="P87" style:family="paragraph" style:parent-style-name="Heading_20_1">
      <style:paragraph-properties fo:text-align="left" fo:break-before="page" fo:text-indent="0cm" fo:line-height="115%" fo:margin-top="0.847cm" fo:margin-left="0cm" fo:margin-right="0cm"/>
    </style:style>
    <style:style style:name="T87_1" style:family="text" style:parent-style-name="Default_20_Paragraph_20_Font"/>
    <style:style style:name="P88" style:family="paragraph" style:parent-style-name="Heading_20_2">
      <style:paragraph-properties fo:break-before="auto" fo:line-height="115%" fo:margin-top="0.635cm" fo:margin-bottom="0.141cm" fo:margin-left="0cm"/>
    </style:style>
    <style:style style:name="T88_1" style:family="text" style:parent-style-name="Default_20_Paragraph_20_Font">
      <style:text-properties fo:color="#ff0000"/>
    </style:style>
    <style:style style:name="T88_2" style:family="text" style:parent-style-name="Default_20_Paragraph_20_Font">
      <style:text-properties fo:color="#ff0000"/>
    </style:style>
    <style:style style:name="T88_3" style:family="text" style:parent-style-name="Default_20_Paragraph_20_Font">
      <style:text-properties fo:color="#ff0000"/>
    </style:style>
    <style:style style:name="T88_4" style:family="text" style:parent-style-name="Default_20_Paragraph_20_Font">
      <style:text-properties fo:color="#ff0000"/>
    </style:style>
    <style:style style:name="T88_5" style:family="text" style:parent-style-name="Default_20_Paragraph_20_Font">
      <style:text-properties fo:color="#ff0000"/>
    </style:style>
    <style:style style:name="T88_6" style:family="text" style:parent-style-name="Default_20_Paragraph_20_Font"/>
    <style:style style:name="T88_7" style:family="text" style:parent-style-name="Default_20_Paragraph_20_Font">
      <style:text-properties fo:color="#ff0000"/>
    </style:style>
    <style:style style:name="T88_8" style:family="text" style:parent-style-name="Default_20_Paragraph_20_Font"/>
    <style:style style:name="T88_9" style:family="text" style:parent-style-name="Default_20_Paragraph_20_Font"/>
    <style:style style:name="T88_10" style:family="text" style:parent-style-name="Default_20_Paragraph_20_Font"/>
    <style:style style:name="T88_11" style:family="text" style:parent-style-name="Default_20_Paragraph_20_Font"/>
    <style:style style:name="P89" style:family="paragraph" style:parent-style-name="Heading_20_1">
      <style:paragraph-properties fo:break-before="auto" fo:text-indent="0cm" fo:margin-bottom="0.212cm" fo:margin-left="0cm"/>
    </style:style>
    <style:style style:name="P90" style:family="paragraph" style:parent-style-name="Heading_20_3">
      <style:paragraph-properties fo:break-before="auto" fo:margin-bottom="0.141cm" fo:margin-left="0cm"/>
    </style:style>
    <style:style style:name="T90_1" style:family="text" style:parent-style-name="Default_20_Paragraph_20_Font"/>
    <style:style style:name="T90_2" style:family="text" style:parent-style-name="Default_20_Paragraph_20_Font"/>
    <style:style style:name="T90_3" style:family="text" style:parent-style-name="Default_20_Paragraph_20_Font"/>
    <style:style style:name="P91" style:family="paragraph" style:parent-style-name="Standard">
      <style:paragraph-properties fo:text-align="left" fo:break-before="auto" fo:line-height="100%" fo:margin-top="0cm" fo:margin-bottom="0cm" fo:margin-left="2.54cm" fo:margin-right="0cm"/>
      <style:text-properties fo:color="#ff0000"/>
    </style:style>
    <style:style style:name="T91_1" style:family="text" style:parent-style-name="Default_20_Paragraph_20_Font">
      <style:text-properties fo:color="#ff0000"/>
    </style:style>
    <style:style style:name="T91_2" style:family="text" style:parent-style-name="Default_20_Paragraph_20_Font">
      <style:text-properties fo:color="#ff0000"/>
    </style:style>
    <style:style style:name="T91_3" style:family="text" style:parent-style-name="Default_20_Paragraph_20_Font">
      <style:text-properties fo:color="#ff0000"/>
    </style:style>
    <style:style style:name="T91_4" style:family="text" style:parent-style-name="Default_20_Paragraph_20_Font">
      <style:text-properties fo:color="#ff0000"/>
    </style:style>
    <style:style style:name="T91_5" style:family="text" style:parent-style-name="Default_20_Paragraph_20_Font">
      <style:text-properties fo:color="#ff0000"/>
    </style:style>
    <style:style style:name="T91_6" style:family="text" style:parent-style-name="Default_20_Paragraph_20_Font">
      <style:text-properties fo:color="#ff0000"/>
    </style:style>
    <style:style style:name="T91_7" style:family="text" style:parent-style-name="Default_20_Paragraph_20_Font">
      <style:text-properties fo:color="#ff0000"/>
    </style:style>
    <style:style style:name="P92" style:family="paragraph" style:parent-style-name="Heading_20_4">
      <style:paragraph-properties fo:break-before="auto" fo:margin-left="0cm"/>
    </style:style>
    <style:style style:name="T92_1" style:family="text" style:parent-style-name="Default_20_Paragraph_20_Font"/>
    <style:style style:name="P93" style:family="paragraph" style:parent-style-name="Standard">
      <style:paragraph-properties fo:break-before="auto" fo:margin-top="0cm" fo:margin-bottom="0cm"/>
    </style:style>
    <style:style style:name="Table3" style:family="table">
      <style:table-properties table:align="left" style:width="22.895cm" fo:margin-left="0cm"/>
    </style:style>
    <style:style style:name="Column7" style:family="table-column">
      <style:table-column-properties style:column-width="6.8cm"/>
    </style:style>
    <style:style style:name="Column8" style:family="table-column">
      <style:table-column-properties style:column-width="16.06cm"/>
    </style:style>
    <style:style style:name="Row10" style:family="table-row">
      <style:table-row-properties style:min-row-height="0.706cm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break-before="auto" fo:line-height="100%" fo:margin-top="0cm" fo:margin-bottom="0cm"/>
    </style:style>
    <style:style style:name="T94_1" style:family="text" style:parent-style-name="Default_20_Paragraph_20_Font"/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break-before="auto" fo:line-height="100%" fo:margin-top="0cm" fo:margin-bottom="0cm"/>
    </style:style>
    <style:style style:name="T95_1" style:family="text" style:parent-style-name="Default_20_Paragraph_20_Font"/>
    <style:style style:name="T95_2" style:family="text" style:parent-style-name="Default_20_Paragraph_20_Font"/>
    <style:style style:name="T95_3" style:family="text" style:parent-style-name="Default_20_Paragraph_20_Font"/>
    <style:style style:name="Row11" style:family="table-row">
      <style:table-row-properties style:min-row-height="0cm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break-before="auto" fo:line-height="100%" fo:margin-top="0cm" fo:margin-bottom="0cm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break-before="auto" fo:line-height="100%" fo:margin-top="0cm" fo:margin-bottom="0cm"/>
    </style:style>
    <style:style style:name="Row12" style:family="table-row">
      <style:table-row-properties style:min-row-height="0cm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break-before="auto" fo:line-height="100%" fo:margin-top="0cm" fo:margin-bottom="0cm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break-before="auto" fo:line-height="100%" fo:margin-top="0cm" fo:margin-bottom="0cm"/>
    </style:style>
    <style:style style:name="Row13" style:family="table-row">
      <style:table-row-properties style:min-row-height="0cm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break-before="auto" fo:line-height="100%" fo:margin-top="0cm" fo:margin-bottom="0cm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break-before="auto" fo:line-height="100%" fo:margin-top="0cm" fo:margin-bottom="0cm"/>
    </style:style>
    <style:style style:name="Row14" style:family="table-row">
      <style:table-row-properties style:min-row-height="0cm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break-before="auto" fo:line-height="100%" fo:margin-top="0cm" fo:margin-bottom="0cm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break-before="auto" fo:line-height="100%" fo:margin-top="0cm" fo:margin-bottom="0cm"/>
    </style:style>
    <style:style style:name="Row15" style:family="table-row">
      <style:table-row-properties style:min-row-height="0cm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break-before="auto" fo:line-height="100%" fo:margin-top="0cm" fo:margin-bottom="0cm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break-before="auto" fo:line-height="100%" fo:margin-top="0cm" fo:margin-bottom="0cm"/>
    </style:style>
    <style:style style:name="Row16" style:family="table-row">
      <style:table-row-properties style:min-row-height="0cm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break-before="auto" fo:line-height="100%" fo:margin-top="0cm" fo:margin-bottom="0cm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break-before="auto" fo:line-height="100%" fo:margin-top="0cm" fo:margin-bottom="0cm"/>
    </style:style>
    <style:style style:name="Row17" style:family="table-row">
      <style:table-row-properties style:min-row-height="0cm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break-before="auto" fo:line-height="100%" fo:margin-top="0cm" fo:margin-bottom="0cm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break-before="auto" fo:line-height="100%" fo:margin-top="0cm" fo:margin-bottom="0cm"/>
    </style:style>
    <style:style style:name="P110" style:family="paragraph" style:parent-style-name="Standard">
      <style:paragraph-properties fo:break-before="auto" fo:margin-top="0cm"/>
    </style:style>
    <style:style style:name="P111" style:family="paragraph" style:parent-style-name="Heading_20_3">
      <style:paragraph-properties fo:break-before="auto" fo:line-height="115%" fo:margin-top="0.494cm" fo:margin-bottom="0.141cm"/>
    </style:style>
    <style:style style:name="T111_1" style:family="text" style:parent-style-name="Default_20_Paragraph_20_Font">
      <style:text-properties fo:color="#ff0000"/>
    </style:style>
    <style:style style:name="T111_2" style:family="text" style:parent-style-name="Default_20_Paragraph_20_Font">
      <style:text-properties fo:color="#ff0000"/>
    </style:style>
    <style:style style:name="T111_3" style:family="text" style:parent-style-name="Default_20_Paragraph_20_Font">
      <style:text-properties fo:color="#ff0000"/>
    </style:style>
    <style:style style:name="T111_4" style:family="text" style:parent-style-name="Default_20_Paragraph_20_Font"/>
    <style:style style:name="T111_5" style:family="text" style:parent-style-name="Default_20_Paragraph_20_Font"/>
    <style:style style:name="T111_6" style:family="text" style:parent-style-name="Default_20_Paragraph_20_Font"/>
    <style:style style:name="T111_7" style:family="text" style:parent-style-name="Default_20_Paragraph_20_Font"/>
    <style:style style:name="P112" style:family="paragraph" style:parent-style-name="Standard">
      <style:paragraph-properties fo:break-before="auto" fo:line-height="115%" fo:margin-top="0cm" fo:margin-bottom="0cm" fo:margin-left="2.54cm"/>
    </style:style>
    <style:style style:name="T112_1" style:family="text" style:parent-style-name="Default_20_Paragraph_20_Font"/>
    <style:style style:name="T112_2" style:family="text" style:parent-style-name="Default_20_Paragraph_20_Font"/>
    <style:style style:name="T112_3" style:family="text" style:parent-style-name="Default_20_Paragraph_20_Font"/>
    <style:style style:name="T112_4" style:family="text" style:parent-style-name="Default_20_Paragraph_20_Font"/>
    <style:style style:name="T112_5" style:family="text" style:parent-style-name="Default_20_Paragraph_20_Font"/>
    <style:style style:name="T112_6" style:family="text" style:parent-style-name="Default_20_Paragraph_20_Font"/>
    <style:style style:name="T112_7" style:family="text" style:parent-style-name="Default_20_Paragraph_20_Font"/>
    <style:style style:name="T112_8" style:family="text" style:parent-style-name="Default_20_Paragraph_20_Font"/>
    <style:style style:name="T112_9" style:family="text" style:parent-style-name="Default_20_Paragraph_20_Font"/>
    <style:style style:name="T112_10" style:family="text" style:parent-style-name="Default_20_Paragraph_20_Font"/>
    <style:style style:name="T112_11" style:family="text" style:parent-style-name="Default_20_Paragraph_20_Font"/>
    <style:style style:name="T112_12" style:family="text" style:parent-style-name="Default_20_Paragraph_20_Font"/>
    <style:style style:name="T112_13" style:family="text" style:parent-style-name="Default_20_Paragraph_20_Font"/>
    <style:style style:name="T112_14" style:family="text" style:parent-style-name="Default_20_Paragraph_20_Font"/>
    <style:style style:name="T112_15" style:family="text" style:parent-style-name="Default_20_Paragraph_20_Font"/>
    <style:style style:name="T112_16" style:family="text" style:parent-style-name="Default_20_Paragraph_20_Font"/>
    <style:style style:name="T112_17" style:family="text" style:parent-style-name="Default_20_Paragraph_20_Font">
      <style:text-properties fo:color="#ff0000"/>
    </style:style>
    <style:style style:name="T112_18" style:family="text" style:parent-style-name="Default_20_Paragraph_20_Font">
      <style:text-properties fo:color="#ff0000"/>
    </style:style>
    <style:style style:name="T112_19" style:family="text" style:parent-style-name="Default_20_Paragraph_20_Font">
      <style:text-properties fo:color="#ff0000"/>
    </style:style>
    <style:style style:name="T112_20" style:family="text" style:parent-style-name="Default_20_Paragraph_20_Font"/>
    <style:style style:name="T112_21" style:family="text" style:parent-style-name="Default_20_Paragraph_20_Font"/>
    <style:style style:name="T112_22" style:family="text" style:parent-style-name="Default_20_Paragraph_20_Font"/>
    <style:style style:name="T112_23" style:family="text" style:parent-style-name="Default_20_Paragraph_20_Font"/>
    <style:style style:name="T112_24" style:family="text" style:parent-style-name="Default_20_Paragraph_20_Font"/>
    <style:style style:name="T112_25" style:family="text" style:parent-style-name="Default_20_Paragraph_20_Font"/>
    <style:style style:name="T112_26" style:family="text" style:parent-style-name="Default_20_Paragraph_20_Font"/>
    <style:style style:name="P113" style:family="paragraph" style:parent-style-name="Standard">
      <style:paragraph-properties fo:break-before="auto" fo:line-height="115%"/>
    </style:style>
    <style:style style:name="P114" style:family="paragraph" style:parent-style-name="Heading_20_4">
      <style:paragraph-properties fo:break-before="auto" fo:line-height="115%" fo:margin-top="0.423cm" fo:margin-bottom="0.071cm"/>
    </style:style>
    <style:style style:name="T114_1" style:family="text" style:parent-style-name="Default_20_Paragraph_20_Font"/>
    <style:style style:name="P115" style:family="paragraph" style:parent-style-name="Standard">
      <style:paragraph-properties fo:break-before="auto" fo:line-height="115%"/>
    </style:style>
    <style:style style:name="T115_1" style:family="text" style:parent-style-name="Default_20_Paragraph_20_Font">
      <style:text-properties fo:color="#ff0000"/>
    </style:style>
    <style:style style:name="T115_2" style:family="text" style:parent-style-name="Default_20_Paragraph_20_Font">
      <style:text-properties fo:color="#ff0000"/>
    </style:style>
    <style:style style:name="T115_3" style:family="text" style:parent-style-name="Default_20_Paragraph_20_Font">
      <style:text-properties fo:color="#ff0000"/>
    </style:style>
    <style:style style:name="T115_4" style:family="text" style:parent-style-name="Default_20_Paragraph_20_Font"/>
    <style:style style:name="T115_5" style:family="text" style:parent-style-name="Default_20_Paragraph_20_Font"/>
    <style:style style:name="T115_6" style:family="text" style:parent-style-name="Default_20_Paragraph_20_Font"/>
    <style:style style:name="T115_7" style:family="text" style:parent-style-name="Default_20_Paragraph_20_Font"/>
    <style:style style:name="T115_8" style:family="text" style:parent-style-name="Default_20_Paragraph_20_Font"/>
    <style:style style:name="T115_9" style:family="text" style:parent-style-name="Default_20_Paragraph_20_Font"/>
    <style:style style:name="T115_10" style:family="text" style:parent-style-name="Default_20_Paragraph_20_Font"/>
    <style:style style:name="T115_11" style:family="text" style:parent-style-name="Default_20_Paragraph_20_Font"/>
    <style:style style:name="T115_12" style:family="text" style:parent-style-name="Default_20_Paragraph_20_Font"/>
    <style:style style:name="T115_13" style:family="text" style:parent-style-name="Default_20_Paragraph_20_Font"/>
    <style:style style:name="T115_14" style:family="text" style:parent-style-name="Default_20_Paragraph_20_Font"/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</office:automatic-styles>
  <office:body>
    <office:text>
      <text:p text:style-name="P1"><text:span text:style-name="T1_1"><draw:frame svg:width="5.636cm" svg:height="0.873cm" draw:style-name="FR1" text:anchor-type="as-char" draw:z-index="0"><draw:image xlink:href="Pictures/image1.png" xlink:type="simple" xlink:show="embed" xlink:actuate="onLoad"/></draw:frame></text:span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<text:span text:style-name="T10_1">Corporate</text:span><text:span text:style-name="T10_2"><text:s/></text:span><text:span text:style-name="T10_3">Site</text:span><text:span text:style-name="T10_4"><text:s/>-<text:s/></text:span><text:span text:style-name="T10_5">SECTION</text:span></text:p>
      <text:p text:style-name="P11"><text:span text:style-name="T11_1">Test</text:span><text:span text:style-name="T11_2"><text:s/></text:span><text:span text:style-name="T11_3">Plan</text:span></text:p>
      <text:p text:style-name="P12"/>
      <text:p text:style-name="P13"><text:span text:style-name="T13_1">Version</text:span><text:span text:style-name="T13_2"><text:s/>&lt;1.0&gt;</text:span></text:p>
      <text:p text:style-name="P14"/>
      <text:p text:style-name="P15"/>
      <text:p text:style-name="P16"><text:span text:style-name="T16_1">Revision</text:span><text:span text:style-name="T16_2"><text:s/></text:span><text:span text:style-name="T16_3">History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7"><text:span text:style-name="T17_1">Date</text:span></text:p>
          </table:table-cell>
          <table:table-cell table:style-name="Cell2">
            <text:p text:style-name="P18"><text:span text:style-name="T18_1">Version</text:span></text:p>
          </table:table-cell>
          <table:table-cell table:style-name="Cell3">
            <text:p text:style-name="P19"><text:span text:style-name="T19_1">Description</text:span></text:p>
          </table:table-cell>
          <table:table-cell table:style-name="Cell4">
            <text:p text:style-name="P20"><text:span text:style-name="T20_1">Author</text:span></text:p>
          </table:table-cell>
        </table:table-row>
        <table:table-row table:style-name="Row2">
          <table:table-cell table:style-name="Cell5">
            <text:p text:style-name="P21"/>
          </table:table-cell>
          <table:table-cell table:style-name="Cell6">
            <text:p text:style-name="P22"><text:span text:style-name="T22_1">1.0</text:span></text:p>
          </table:table-cell>
          <table:table-cell table:style-name="Cell7">
            <text:p text:style-name="P23"><text:span text:style-name="T23_1">Initial</text:span><text:span text:style-name="T23_2"><text:s/></text:span><text:span text:style-name="T23_3">Version</text:span></text:p>
          </table:table-cell>
          <table:table-cell table:style-name="Cell8">
            <text:p text:style-name="P24"><text:span text:style-name="T24_1">Danny</text:span><text:span text:style-name="T24_2"><text:s/></text:span><text:span text:style-name="T24_3">Rosen</text:span></text:p>
          </table:table-cell>
        </table:table-row>
        <table:table-row table:style-name="Row3">
          <table:table-cell table:style-name="Cell9">
            <text:p text:style-name="P25"/>
          </table:table-cell>
          <table:table-cell table:style-name="Cell10">
            <text:p text:style-name="P26"/>
          </table:table-cell>
          <table:table-cell table:style-name="Cell11">
            <text:p text:style-name="P27"/>
          </table:table-cell>
          <table:table-cell table:style-name="Cell12">
            <text:p text:style-name="P28"/>
          </table:table-cell>
        </table:table-row>
        <table:table-row table:style-name="Row4">
          <table:table-cell table:style-name="Cell13">
            <text:p text:style-name="P29"/>
          </table:table-cell>
          <table:table-cell table:style-name="Cell14">
            <text:p text:style-name="P30"/>
          </table:table-cell>
          <table:table-cell table:style-name="Cell15">
            <text:p text:style-name="P31"/>
          </table:table-cell>
          <table:table-cell table:style-name="Cell16">
            <text:p text:style-name="P32"/>
          </table:table-cell>
        </table:table-row>
        <table:table-row table:style-name="Row5">
          <table:table-cell table:style-name="Cell17">
            <text:p text:style-name="P33"/>
          </table:table-cell>
          <table:table-cell table:style-name="Cell18">
            <text:p text:style-name="P34"/>
          </table:table-cell>
          <table:table-cell table:style-name="Cell19">
            <text:p text:style-name="P35"/>
          </table:table-cell>
          <table:table-cell table:style-name="Cell20">
            <text:p text:style-name="P36"/>
          </table:table-cell>
        </table:table-row>
      </table:table>
      <text:p text:style-name="P37"/>
      <text:p text:style-name="P38"><text:span text:style-name="T38_1">Table</text:span><text:span text:style-name="T38_2"><text:s/></text:span><text:span text:style-name="T38_3">of</text:span><text:span text:style-name="T38_4"><text:s/></text:span><text:span text:style-name="T38_5">Contents</text:span><text:span text:style-name="T38_6"><text:line-break/></text:span></text:p>
      <text:p text:style-name="P39"><text:span text:style-name="T39_1"><text:a xlink:type="simple" xlink:href="#h.u8jahgp65fbc"><text:span text:style-name="T39_2">Overview</text:span></text:a></text:span></text:p>
      <text:p text:style-name="P40"><text:span text:style-name="T40_1"><text:a xlink:type="simple" xlink:href="#h.e1ikzg8pvxjy"><text:span text:style-name="T40_2">Introduction</text:span></text:a></text:span></text:p>
      <text:p text:style-name="P41"><text:span text:style-name="T41_1"><text:a xlink:type="simple" xlink:href="#h.s0hmdr4bsnp2"><text:span text:style-name="T41_2">Definitions</text:span></text:a></text:span><text:span text:style-name="T41_3"><text:a xlink:type="simple" xlink:href="#h.s0hmdr4bsnp2"><text:span text:style-name="T41_4">,<text:s/></text:span></text:a></text:span><text:span text:style-name="T41_5"><text:a xlink:type="simple" xlink:href="#h.s0hmdr4bsnp2"><text:span text:style-name="T41_6">Acronyms</text:span></text:a></text:span><text:span text:style-name="T41_7"><text:a xlink:type="simple" xlink:href="#h.s0hmdr4bsnp2"><text:span text:style-name="T41_8"><text:s/></text:span></text:a></text:span><text:span text:style-name="T41_9"><text:a xlink:type="simple" xlink:href="#h.s0hmdr4bsnp2"><text:span text:style-name="T41_10">and</text:span></text:a></text:span><text:span text:style-name="T41_11"><text:a xlink:type="simple" xlink:href="#h.s0hmdr4bsnp2"><text:span text:style-name="T41_12"><text:s/></text:span></text:a></text:span><text:span text:style-name="T41_13"><text:a xlink:type="simple" xlink:href="#h.s0hmdr4bsnp2"><text:span text:style-name="T41_14">Abbreviations</text:span></text:a></text:span></text:p>
      <text:p text:style-name="P42"><text:span text:style-name="T42_1"><text:a xlink:type="simple" xlink:href="#h.jjjdbcpnk0ph"><text:span text:style-name="T42_2">References</text:span></text:a></text:span></text:p>
      <text:p text:style-name="P43"><text:span text:style-name="T43_1"><text:a xlink:type="simple" xlink:href="#h.tse0fwt2ravf"><text:span text:style-name="T43_2">Testing</text:span></text:a></text:span><text:span text:style-name="T43_3"><text:a xlink:type="simple" xlink:href="#h.tse0fwt2ravf"><text:span text:style-name="T43_4"><text:s/></text:span></text:a></text:span><text:span text:style-name="T43_5"><text:a xlink:type="simple" xlink:href="#h.tse0fwt2ravf"><text:span text:style-name="T43_6">Environment</text:span></text:a></text:span></text:p>
      <text:p text:style-name="P44"><text:span text:style-name="T44_1"><text:a xlink:type="simple" xlink:href="#h.v5v1kzw6ahvq"><text:span text:style-name="T44_2">Setup</text:span></text:a></text:span><text:span text:style-name="T44_3"><text:a xlink:type="simple" xlink:href="#h.v5v1kzw6ahvq"><text:span text:style-name="T44_4"><text:s/></text:span></text:a></text:span><text:span text:style-name="T44_5"><text:a xlink:type="simple" xlink:href="#h.v5v1kzw6ahvq"><text:span text:style-name="T44_6">Information</text:span></text:a></text:span><text:span text:style-name="T44_7"><text:a xlink:type="simple" xlink:href="#h.v5v1kzw6ahvq"><text:span text:style-name="T44_8"><text:s/>(</text:span></text:a></text:span><text:span text:style-name="T44_9"><text:a xlink:type="simple" xlink:href="#h.v5v1kzw6ahvq"><text:span text:style-name="T44_10">general</text:span></text:a></text:span><text:span text:style-name="T44_11"><text:a xlink:type="simple" xlink:href="#h.v5v1kzw6ahvq"><text:span text:style-name="T44_12"><text:s/></text:span></text:a></text:span><text:span text:style-name="T44_13"><text:a xlink:type="simple" xlink:href="#h.v5v1kzw6ahvq"><text:span text:style-name="T44_14">Pre</text:span></text:a></text:span><text:span text:style-name="T44_15"><text:a xlink:type="simple" xlink:href="#h.v5v1kzw6ahvq"><text:span text:style-name="T44_16">-</text:span></text:a></text:span><text:span text:style-name="T44_17"><text:a xlink:type="simple" xlink:href="#h.v5v1kzw6ahvq"><text:span text:style-name="T44_18">conditions</text:span></text:a></text:span><text:span text:style-name="T44_19"><text:a xlink:type="simple" xlink:href="#h.v5v1kzw6ahvq"><text:span text:style-name="T44_20">)</text:span></text:a></text:span></text:p>
      <text:p text:style-name="P45"><text:span text:style-name="T45_1"><text:a xlink:type="simple" xlink:href="#h.5jdvawt01wwb"><text:span text:style-name="T45_2">Section</text:span></text:a></text:span></text:p>
      <text:p text:style-name="P46"><text:span text:style-name="T46_1"><text:a xlink:type="simple" xlink:href="#h.jfokwqya7f4j"><text:span text:style-name="T46_2">Page</text:span></text:a></text:span><text:span text:style-name="T46_3"><text:a xlink:type="simple" xlink:href="#h.jfokwqya7f4j"><text:span text:style-name="T46_4"><text:s/></text:span></text:a></text:span><text:span text:style-name="T46_5"><text:a xlink:type="simple" xlink:href="#h.jfokwqya7f4j"><text:span text:style-name="T46_6">Name</text:span></text:a></text:span><text:span text:style-name="T46_7"><text:a xlink:type="simple" xlink:href="#h.jfokwqya7f4j"><text:span text:style-name="T46_8"><text:s/>-<text:s/></text:span></text:a></text:span><text:span text:style-name="T46_9"><text:a xlink:type="simple" xlink:href="#h.jfokwqya7f4j"><text:span text:style-name="T46_10">URL</text:span></text:a></text:span><text:span text:style-name="T46_11"><text:a xlink:type="simple" xlink:href="#h.jfokwqya7f4j"><text:span text:style-name="T46_12"><text:s/>-<text:s/></text:span></text:a></text:span><text:span text:style-name="T46_13"><text:a xlink:type="simple" xlink:href="#h.jfokwqya7f4j"><text:span text:style-name="T46_14">Test</text:span></text:a></text:span><text:span text:style-name="T46_15"><text:a xlink:type="simple" xlink:href="#h.jfokwqya7f4j"><text:span text:style-name="T46_16"><text:s/></text:span></text:a></text:span><text:span text:style-name="T46_17"><text:a xlink:type="simple" xlink:href="#h.jfokwqya7f4j"><text:span text:style-name="T46_18">Cases</text:span></text:a></text:span></text:p>
      <text:p text:style-name="P47"><text:span text:style-name="T47_1"><text:a xlink:type="simple" xlink:href="#h.8hct3vuopdeh"><text:span text:style-name="T47_2">Controls</text:span></text:a></text:span><text:span text:style-name="T47_3"><text:a xlink:type="simple" xlink:href="#h.8hct3vuopdeh"><text:span text:style-name="T47_4"><text:s/></text:span></text:a></text:span><text:span text:style-name="T47_5"><text:a xlink:type="simple" xlink:href="#h.8hct3vuopdeh"><text:span text:style-name="T47_6">tests</text:span></text:a></text:span></text:p>
      <text:p text:style-name="P48"><text:span text:style-name="T48_1"><text:a xlink:type="simple" xlink:href="#h.fy125xp1jtir"><text:span text:style-name="T48_2">Scenario</text:span></text:a></text:span></text:p>
      <text:p text:style-name="P49"><text:span text:style-name="T49_1"><text:a xlink:type="simple" xlink:href="#h.26zptvy4uwmk"><text:span text:style-name="T49_2">The</text:span></text:a></text:span><text:span text:style-name="T49_3"><text:a xlink:type="simple" xlink:href="#h.26zptvy4uwmk"><text:span text:style-name="T49_4"><text:s/></text:span></text:a></text:span><text:span text:style-name="T49_5"><text:a xlink:type="simple" xlink:href="#h.26zptvy4uwmk"><text:span text:style-name="T49_6">Area</text:span></text:a></text:span><text:span text:style-name="T49_7"><text:a xlink:type="simple" xlink:href="#h.26zptvy4uwmk"><text:span text:style-name="T49_8"><text:s/></text:span></text:a></text:span><text:span text:style-name="T49_9"><text:a xlink:type="simple" xlink:href="#h.26zptvy4uwmk"><text:span text:style-name="T49_10">Content</text:span></text:a></text:span><text:span text:style-name="T49_11"><text:a xlink:type="simple" xlink:href="#h.26zptvy4uwmk"><text:span text:style-name="T49_12"><text:s/></text:span></text:a></text:span><text:span text:style-name="T49_13"><text:a xlink:type="simple" xlink:href="#h.26zptvy4uwmk"><text:span text:style-name="T49_14">Verification</text:span></text:a></text:span></text:p>
      <text:p text:style-name="P50"><text:span text:style-name="T50_1"><text:a xlink:type="simple" xlink:href="#h.lgj2204ohx0k"><text:span text:style-name="T50_2">Scenario</text:span></text:a></text:span></text:p>
      <text:p text:style-name="P51"/>
      <text:p text:style-name="P52"/>
      <text:h text:style-name="P53"><text:bookmark-start text:name="h.u8jahgp65fbc"/><text:bookmark-end text:name="h.u8jahgp65fbc"/><text:span text:style-name="T53_1">Overview</text:span></text:h>
      <text:list text:style-name="LS1" xml:id="list0">
        <text:list-item>
          <text:h text:style-name="P54"><text:bookmark-start text:name="h.e1ikzg8pvxjy"/><text:bookmark-end text:name="h.e1ikzg8pvxjy"/><text:span text:style-name="T54_1">Introduction</text:span></text:h>
          <text:list>
            <text:list-item>
              <text:p text:style-name="P55"><text:span text:style-name="T55_1">The</text:span><text:span text:style-name="T55_2"><text:s/></text:span><text:span text:style-name="T55_3">purpose</text:span><text:span text:style-name="T55_4"><text:s/></text:span><text:span text:style-name="T55_5">of</text:span><text:span text:style-name="T55_6"><text:s/></text:span><text:span text:style-name="T55_7">this</text:span><text:span text:style-name="T55_8"><text:s/></text:span><text:span text:style-name="T55_9">document</text:span><text:span text:style-name="T55_10"><text:s/></text:span><text:span text:style-name="T55_11">is</text:span><text:span text:style-name="T55_12"><text:s/></text:span><text:span text:style-name="T55_13">to</text:span><text:span text:style-name="T55_14"><text:s/></text:span><text:span text:style-name="T55_15">provide</text:span><text:span text:style-name="T55_16"><text:s/></text:span><text:span text:style-name="T55_17">configuration</text:span><text:span text:style-name="T55_18"><text:s/></text:span><text:span text:style-name="T55_19">instructions</text:span><text:span text:style-name="T55_20"><text:s/></text:span><text:span text:style-name="T55_21">and</text:span><text:span text:style-name="T55_22"><text:s/></text:span><text:span text:style-name="T55_23">test</text:span><text:span text:style-name="T55_24"><text:s/></text:span><text:span text:style-name="T55_25">guidance</text:span><text:span text:style-name="T55_26"><text:s/></text:span><text:span text:style-name="T55_27">with</text:span><text:span text:style-name="T55_28"><text:s/></text:span><text:span text:style-name="T55_29">regards</text:span><text:span text:style-name="T55_30"><text:s/></text:span><text:span text:style-name="T55_31">to</text:span><text:span text:style-name="T55_32"><text:s/></text:span><text:span text:style-name="T55_33">the</text:span><text:span text:style-name="T55_34"><text:s/></text:span><text:span text:style-name="T55_35">‘</text:span><text:span text:style-name="T55_36">Section</text:span><text:span text:style-name="T55_37">’</text:span><text:span text:style-name="T55_38"><text:s/></text:span><text:span text:style-name="T55_39">section</text:span><text:span text:style-name="T55_40"><text:s/></text:span><text:span text:style-name="T55_41">of</text:span><text:span text:style-name="T55_42"><text:s/></text:span><text:span text:style-name="T55_43">the</text:span><text:span text:style-name="T55_44"><text:s/></text:span><text:span text:style-name="T55_45">Buddy</text:span><text:span text:style-name="T55_46"><text:s/></text:span><text:span text:style-name="T55_47">Media</text:span><text:span text:style-name="T55_48"><text:s/></text:span><text:span text:style-name="T55_49">website</text:span><text:span text:style-name="T55_50">.</text:span></text:p>
            </text:list-item>
          </text:list>
        </text:list-item>
        <text:list-item>
          <text:h text:style-name="P56"><text:bookmark-start text:name="h.s0hmdr4bsnp2"/><text:bookmark-end text:name="h.s0hmdr4bsnp2"/><text:span text:style-name="T56_1">Definitions</text:span><text:span text:style-name="T56_2">,<text:s/></text:span><text:span text:style-name="T56_3">Acronyms</text:span><text:span text:style-name="T56_4"><text:s/></text:span><text:span text:style-name="T56_5">and</text:span><text:span text:style-name="T56_6"><text:s/></text:span><text:span text:style-name="T56_7">Abbreviations</text:span></text:h>
          <text:list>
            <text:list-item>
              <text:p text:style-name="P57"><text:span text:style-name="T57_1">Any</text:span><text:span text:style-name="T57_2"><text:s/></text:span><text:span text:style-name="T57_3">words</text:span><text:span text:style-name="T57_4"><text:s/></text:span><text:span text:style-name="T57_5">not</text:span><text:span text:style-name="T57_6"><text:s/></text:span><text:span text:style-name="T57_7">naturally</text:span><text:span text:style-name="T57_8"><text:s/></text:span><text:span text:style-name="T57_9">known</text:span><text:span text:style-name="T57_10"><text:s/></text:span><text:span text:style-name="T57_11">would</text:span><text:span text:style-name="T57_12"><text:s/></text:span><text:span text:style-name="T57_13">go</text:span><text:span text:style-name="T57_14"><text:s/></text:span><text:span text:style-name="T57_15">here</text:span><text:span text:style-name="T57_16">.</text:span></text:p>
            </text:list-item>
          </text:list>
        </text:list-item>
        <text:list-item>
          <text:h text:style-name="P58"><text:bookmark-start text:name="h.jjjdbcpnk0ph"/><text:bookmark-end text:name="h.jjjdbcpnk0ph"/><text:span text:style-name="T58_1">References</text:span></text:h>
          <text:list>
            <text:list-item>
              <text:p text:style-name="P59"><text:span text:style-name="T59_1">This</text:span><text:span text:style-name="T59_2"><text:s/></text:span><text:span text:style-name="T59_3">subsection</text:span><text:span text:style-name="T59_4"><text:s/></text:span><text:span text:style-name="T59_5">should</text:span><text:span text:style-name="T59_6"><text:s/></text:span><text:span text:style-name="T59_7">provide</text:span><text:span text:style-name="T59_8"><text:s/></text:span><text:span text:style-name="T59_9">a</text:span><text:span text:style-name="T59_10"><text:s/></text:span><text:span text:style-name="T59_11">complete</text:span><text:span text:style-name="T59_12"><text:s/></text:span><text:span text:style-name="T59_13">list</text:span><text:span text:style-name="T59_14"><text:s/></text:span><text:span text:style-name="T59_15">of</text:span><text:span text:style-name="T59_16"><text:s/></text:span><text:span text:style-name="T59_17">all</text:span><text:span text:style-name="T59_18"><text:s/></text:span><text:span text:style-name="T59_19">documents</text:span><text:span text:style-name="T59_20"><text:s/></text:span><text:span text:style-name="T59_21">referenced</text:span><text:span text:style-name="T59_22"><text:s/></text:span><text:span text:style-name="T59_23">elsewhere</text:span><text:span text:style-name="T59_24"><text:s/></text:span><text:span text:style-name="T59_25">in</text:span><text:span text:style-name="T59_26"><text:s/></text:span><text:span text:style-name="T59_27">the</text:span><text:span text:style-name="T59_28"><text:s/></text:span><text:span text:style-name="T59_29">Test</text:span><text:span text:style-name="T59_30"><text:s/></text:span><text:span text:style-name="T59_31">Cases</text:span><text:span text:style-name="T59_32">.</text:span></text:p>
            </text:list-item>
          </text:list>
        </text:list-item>
      </text:list>
      <text:p text:style-name="P60"/>
      <text:p text:style-name="P61"/>
      <text:h text:style-name="P62"><text:bookmark-start text:name="h.tse0fwt2ravf"/><text:bookmark-end text:name="h.tse0fwt2ravf"/><text:span text:style-name="T62_1">Testing</text:span><text:span text:style-name="T62_2"><text:s/></text:span><text:span text:style-name="T62_3">Environment</text:span></text:h>
      <text:p text:style-name="P63"><text:span text:style-name="T63_1">The</text:span><text:span text:style-name="T63_2"><text:s/></text:span><text:span text:style-name="T63_3">following</text:span><text:span text:style-name="T63_4"><text:s/></text:span><text:span text:style-name="T63_5">operating</text:span><text:span text:style-name="T63_6"><text:s/></text:span><text:span text:style-name="T63_7">systems</text:span><text:span text:style-name="T63_8"><text:s/>&amp;<text:s/></text:span><text:span text:style-name="T63_9">browser</text:span><text:span text:style-name="T63_10"><text:s/></text:span><text:span text:style-name="T63_11">combinations</text:span><text:span text:style-name="T63_12"><text:s/></text:span><text:span text:style-name="T63_13">will</text:span><text:span text:style-name="T63_14"><text:s/></text:span><text:span text:style-name="T63_15">be</text:span><text:span text:style-name="T63_16"><text:s/></text:span><text:span text:style-name="T63_17">tested</text:span><text:span text:style-name="T63_18">:</text:span></text:p>
      <table:table table:style-name="Table2">
        <table:table-column table:style-name="Column5"/>
        <table:table-column table:style-name="Column6"/>
        <table:table-row table:style-name="Row6">
          <table:table-cell table:style-name="Cell21">
            <text:p text:style-name="P64"><text:span text:style-name="T64_1">Operating</text:span><text:span text:style-name="T64_2"><text:s/></text:span><text:span text:style-name="T64_3">System</text:span></text:p>
          </table:table-cell>
          <table:table-cell table:style-name="Cell22">
            <text:p text:style-name="P65"><text:span text:style-name="T65_1">Browser</text:span></text:p>
          </table:table-cell>
        </table:table-row>
        <table:table-row table:style-name="Row7">
          <table:table-cell table:style-name="Cell23">
            <text:p text:style-name="P66"><text:span text:style-name="T66_1">Mac</text:span><text:span text:style-name="T66_2"><text:s/></text:span><text:span text:style-name="T66_3">Osx</text:span><text:span text:style-name="T66_4"><text:s/>(10.6.8)</text:span></text:p>
          </table:table-cell>
          <table:table-cell table:style-name="Cell24">
            <text:p text:style-name="P67"><text:span text:style-name="T67_1">Firefox</text:span><text:span text:style-name="T67_2"><text:s/>(</text:span><text:span text:style-name="T67_3">Stable</text:span><text:span text:style-name="T67_4">)</text:span></text:p>
            <text:p text:style-name="P68"><text:span text:style-name="T68_1">Safari</text:span><text:span text:style-name="T68_2"><text:s/>(</text:span><text:span text:style-name="T68_3">Stable</text:span><text:span text:style-name="T68_4">)</text:span></text:p>
            <text:p text:style-name="P69"><text:span text:style-name="T69_1">Chrome</text:span><text:span text:style-name="T69_2"><text:s/>(</text:span><text:span text:style-name="T69_3">Stable</text:span><text:span text:style-name="T69_4">)</text:span></text:p>
          </table:table-cell>
        </table:table-row>
        <table:table-row table:style-name="Row8">
          <table:table-cell table:style-name="Cell25">
            <text:p text:style-name="P70"><text:span text:style-name="T70_1">Windows</text:span><text:span text:style-name="T70_2"><text:s/></text:span><text:span text:style-name="T70_3">XP</text:span></text:p>
          </table:table-cell>
          <table:table-cell table:style-name="Cell26">
            <text:p text:style-name="P71"><text:span text:style-name="T71_1">Internet</text:span><text:span text:style-name="T71_2"><text:s/></text:span><text:span text:style-name="T71_3">Explorer</text:span><text:span text:style-name="T71_4"><text:s/>(7)</text:span></text:p>
            <text:p text:style-name="P72"><text:span text:style-name="T72_1">Internet</text:span><text:span text:style-name="T72_2"><text:s/></text:span><text:span text:style-name="T72_3">Explorer</text:span><text:span text:style-name="T72_4"><text:s/>(8)</text:span></text:p>
          </table:table-cell>
        </table:table-row>
        <table:table-row table:style-name="Row9">
          <table:table-cell table:style-name="Cell27">
            <text:p text:style-name="P73"><text:span text:style-name="T73_1">Windows</text:span><text:span text:style-name="T73_2"><text:s/>7</text:span></text:p>
          </table:table-cell>
          <table:table-cell table:style-name="Cell28">
            <text:p text:style-name="P74"><text:span text:style-name="T74_1">Internet</text:span><text:span text:style-name="T74_2"><text:s/></text:span><text:span text:style-name="T74_3">Explorer</text:span><text:span text:style-name="T74_4"><text:s/>(9)</text:span></text:p>
          </table:table-cell>
        </table:table-row>
      </table:table>
      <text:p text:style-name="P75"/>
      <text:h text:style-name="P76"><text:bookmark-start text:name="h.v5v1kzw6ahvq"/><text:bookmark-end text:name="h.v5v1kzw6ahvq"/><text:span text:style-name="T76_1">Setup</text:span><text:span text:style-name="T76_2"><text:s/></text:span><text:span text:style-name="T76_3">Information</text:span><text:span text:style-name="T76_4"><text:s/>(</text:span><text:span text:style-name="T76_5">general</text:span><text:span text:style-name="T76_6"><text:s/></text:span><text:span text:style-name="T76_7">Pre</text:span><text:span text:style-name="T76_8">-</text:span><text:span text:style-name="T76_9">conditions</text:span><text:span text:style-name="T76_10">)</text:span></text:h>
      <text:p text:style-name="P77"/>
      <text:p text:style-name="P78"><text:span text:style-name="T78_1">Git</text:span><text:span text:style-name="T78_2"><text:s/></text:span><text:span text:style-name="T78_3">setup</text:span><text:span text:style-name="T78_4">:</text:span></text:p>
      <text:list text:style-name="LS2" xml:id="list6">
        <text:list-item>
          <text:p text:style-name="P79"><text:span text:style-name="T79_1">Login</text:span><text:span text:style-name="T79_2"><text:s/></text:span><text:span text:style-name="T79_3">to</text:span><text:span text:style-name="T79_4"><text:s/></text:span><text:span text:style-name="T79_5">dev</text:span><text:span text:style-name="T79_6">.</text:span><text:span text:style-name="T79_7">buddymedia</text:span><text:span text:style-name="T79_8">.</text:span><text:span text:style-name="T79_9">com</text:span></text:p>
        </text:list-item>
        <text:list-item>
          <text:p text:style-name="P80"><text:span text:style-name="T80_1">Change</text:span><text:span text:style-name="T80_2"><text:s/></text:span><text:span text:style-name="T80_3">directory</text:span><text:span text:style-name="T80_4"><text:s/></text:span><text:span text:style-name="T80_5">to</text:span><text:span text:style-name="T80_6"><text:s/></text:span><text:span text:style-name="T80_7">your</text:span><text:span text:style-name="T80_8"><text:s/></text:span><text:span text:style-name="T80_9">webserver</text:span><text:span text:style-name="T80_10"><text:s/></text:span><text:span text:style-name="T80_11">root</text:span><text:span text:style-name="T80_12"><text:s/></text:span><text:span text:style-name="T80_13">e</text:span><text:span text:style-name="T80_14">.</text:span><text:span text:style-name="T80_15">g</text:span><text:span text:style-name="T80_16">. <text:s/>&gt;<text:s/></text:span><text:span text:style-name="T80_17">cd</text:span><text:span text:style-name="T80_18"><text:s/>~/</text:span><text:span text:style-name="T80_19">www</text:span><text:span text:style-name="T80_20">/</text:span><text:span text:style-name="T80_21">Corp</text:span><text:span text:style-name="T80_22">-</text:span><text:span text:style-name="T80_23">Site</text:span></text:p>
        </text:list-item>
        <text:list-item>
          <text:p text:style-name="P81"><text:span text:style-name="T81_1">Reset</text:span><text:span text:style-name="T81_2"><text:s/></text:span><text:span text:style-name="T81_3">and</text:span><text:span text:style-name="T81_4"><text:s/></text:span><text:span text:style-name="T81_5">lose</text:span><text:span text:style-name="T81_6"><text:s/></text:span><text:span text:style-name="T81_7">any</text:span><text:span text:style-name="T81_8"><text:s/></text:span><text:span text:style-name="T81_9">changes</text:span><text:span text:style-name="T81_10"><text:s/>&gt;<text:s/></text:span><text:span text:style-name="T81_11">git</text:span><text:span text:style-name="T81_12"><text:s/></text:span><text:span text:style-name="T81_13">reset</text:span><text:span text:style-name="T81_14"><text:s/>–</text:span><text:span text:style-name="T81_15">hard</text:span><text:span text:style-name="T81_16"><text:s/></text:span></text:p>
        </text:list-item>
        <text:list-item>
          <text:p text:style-name="P82"><text:span text:style-name="T82_1">Checkout</text:span><text:span text:style-name="T82_2"><text:s/></text:span><text:span text:style-name="T82_3">master</text:span><text:span text:style-name="T82_4"><text:s/>&gt;<text:s/></text:span><text:span text:style-name="T82_5">git</text:span><text:span text:style-name="T82_6"><text:s/></text:span><text:span text:style-name="T82_7">check</text:span><text:span text:style-name="T82_8"><text:s/></text:span><text:span text:style-name="T82_9">out</text:span><text:span text:style-name="T82_10"><text:s/></text:span><text:span text:style-name="T82_11">master</text:span></text:p>
        </text:list-item>
        <text:list-item>
          <text:p text:style-name="P83"><text:span text:style-name="T83_1">Pull</text:span><text:span text:style-name="T83_2"><text:s/></text:span><text:span text:style-name="T83_3">any</text:span><text:span text:style-name="T83_4"><text:s/></text:span><text:span text:style-name="T83_5">changes</text:span><text:span text:style-name="T83_6"><text:s/></text:span><text:span text:style-name="T83_7">from</text:span><text:span text:style-name="T83_8"><text:s/></text:span><text:span text:style-name="T83_9">master</text:span><text:span text:style-name="T83_10"><text:s/>&gt;<text:s/></text:span><text:span text:style-name="T83_11">git</text:span><text:span text:style-name="T83_12"><text:s/></text:span><text:span text:style-name="T83_13">pull</text:span><text:span text:style-name="T83_14"><text:s/></text:span><text:span text:style-name="T83_15">origin</text:span><text:span text:style-name="T83_16"><text:s/></text:span><text:span text:style-name="T83_17">master</text:span></text:p>
        </text:list-item>
        <text:list-item>
          <text:p text:style-name="P84"><text:span text:style-name="T84_1">Checkout</text:span><text:span text:style-name="T84_2"><text:s/></text:span><text:span text:style-name="T84_3">the</text:span><text:span text:style-name="T84_4"><text:s/></text:span><text:span text:style-name="T84_5">branch</text:span><text:span text:style-name="T84_6"><text:s/></text:span><text:span text:style-name="T84_7">you</text:span><text:span text:style-name="T84_8"><text:s/></text:span><text:span text:style-name="T84_9">want</text:span><text:span text:style-name="T84_10"><text:s/></text:span><text:span text:style-name="T84_11">to</text:span><text:span text:style-name="T84_12"><text:s/></text:span><text:span text:style-name="T84_13">test</text:span><text:span text:style-name="T84_14"><text:s/></text:span><text:span text:style-name="T84_15">e</text:span><text:span text:style-name="T84_16">.</text:span><text:span text:style-name="T84_17">g</text:span><text:span text:style-name="T84_18">.<text:s/>&gt;<text:s/></text:span><text:span text:style-name="T84_19">git</text:span><text:span text:style-name="T84_20"><text:s/></text:span><text:span text:style-name="T84_21">checkout</text:span><text:span text:style-name="T84_22"><text:s/>–</text:span><text:span text:style-name="T84_23">b</text:span><text:span text:style-name="T84_24"><text:s/>&lt;</text:span><text:span text:style-name="T84_25">bug</text:span><text:span text:style-name="T84_26">|</text:span><text:span text:style-name="T84_27">fea</text:span><text:span text:style-name="T84_28">&gt;-&lt;</text:span><text:span text:style-name="T84_29">fogbugz</text:span><text:span text:style-name="T84_30"><text:s/></text:span><text:span text:style-name="T84_31">number</text:span><text:span text:style-name="T84_32">&gt;</text:span></text:p>
        </text:list-item>
        <text:list-item>
          <text:p text:style-name="P85"><text:span text:style-name="T85_1">Pull</text:span><text:span text:style-name="T85_2"><text:s/></text:span><text:span text:style-name="T85_3">down</text:span><text:span text:style-name="T85_4"><text:s/></text:span><text:span text:style-name="T85_5">changes</text:span><text:span text:style-name="T85_6"><text:s/></text:span><text:span text:style-name="T85_7">for</text:span><text:span text:style-name="T85_8"><text:s/></text:span><text:span text:style-name="T85_9">the</text:span><text:span text:style-name="T85_10"><text:s/></text:span><text:span text:style-name="T85_11">new</text:span><text:span text:style-name="T85_12"><text:s/></text:span><text:span text:style-name="T85_13">branch</text:span><text:span text:style-name="T85_14"><text:s/>&gt;<text:s/></text:span><text:span text:style-name="T85_15">git</text:span><text:span text:style-name="T85_16"><text:s/></text:span><text:span text:style-name="T85_17">pull</text:span><text:span text:style-name="T85_18"><text:s/></text:span><text:span text:style-name="T85_19">origin</text:span><text:span text:style-name="T85_20"><text:s/>&lt;</text:span><text:span text:style-name="T85_21">bug</text:span><text:span text:style-name="T85_22">|</text:span><text:span text:style-name="T85_23">fea</text:span><text:span text:style-name="T85_24">&gt;-&lt;</text:span><text:span text:style-name="T85_25">fogbugz</text:span><text:span text:style-name="T85_26"><text:s/></text:span><text:span text:style-name="T85_27">number</text:span><text:span text:style-name="T85_28">&gt;</text:span></text:p>
        </text:list-item>
        <text:list-item>
          <text:p text:style-name="P86"><text:span text:style-name="T86_1">Navigate</text:span><text:span text:style-name="T86_2"><text:s/></text:span><text:span text:style-name="T86_3">your</text:span><text:span text:style-name="T86_4"><text:s/></text:span><text:span text:style-name="T86_5">browser</text:span><text:span text:style-name="T86_6"><text:s/></text:span><text:span text:style-name="T86_7">to</text:span><text:span text:style-name="T86_8"><text:s/></text:span><text:span text:style-name="T86_9">the</text:span><text:span text:style-name="T86_10"><text:s/></text:span><text:span text:style-name="T86_11">appropriate</text:span><text:span text:style-name="T86_12"><text:s/></text:span><text:span text:style-name="T86_13">URL</text:span></text:p>
        </text:list-item>
      </text:list>
      <text:h text:style-name="P87"><text:bookmark-start text:name="h.5jdvawt01wwb"/><text:bookmark-end text:name="h.5jdvawt01wwb"/><text:span text:style-name="T87_1">Section</text:span></text:h>
      <text:h text:style-name="P88"><text:bookmark-start text:name="h.jfokwqya7f4j"/><text:bookmark-end text:name="h.jfokwqya7f4j"/><text:span text:style-name="T88_1">Page</text:span><text:span text:style-name="T88_2"><text:s/></text:span><text:span text:style-name="T88_3">Name</text:span><text:span text:style-name="T88_4"><text:s/>-<text:s/></text:span><text:span text:style-name="T88_5">URL</text:span><text:span text:style-name="T88_6"><text:s/></text:span><text:span text:style-name="T88_7">-</text:span><text:span text:style-name="T88_8"><text:s/></text:span><text:span text:style-name="T88_9">Test</text:span><text:span text:style-name="T88_10"><text:s/></text:span><text:span text:style-name="T88_11">Cases</text:span></text:h>
      <text:h text:style-name="P89"><text:bookmark-start text:name="h.jfhqe37dus80"/><text:bookmark-end text:name="h.jfhqe37dus80"/></text:h>
      <text:h text:style-name="P90"><text:bookmark-start text:name="h.8hct3vuopdeh"/><text:bookmark-end text:name="h.8hct3vuopdeh"/><text:span text:style-name="T90_1">Controls</text:span><text:span text:style-name="T90_2"><text:s/></text:span><text:span text:style-name="T90_3">tests</text:span></text:h>
      <text:list text:style-name="LS3" xml:id="list14">
        <text:list-item>
          <text:list>
            <text:list-item>
              <text:p text:style-name="P91"><text:span text:style-name="T91_1">Description</text:span><text:span text:style-name="T91_2"><text:s/></text:span><text:span text:style-name="T91_3">of</text:span><text:span text:style-name="T91_4"><text:s/></text:span><text:span text:style-name="T91_5">the</text:span><text:span text:style-name="T91_6"><text:s/></text:span><text:span text:style-name="T91_7">test</text:span></text:p>
            </text:list-item>
          </text:list>
        </text:list-item>
      </text:list>
      <text:h text:style-name="P92"><text:bookmark-start text:name="h.fy125xp1jtir"/><text:bookmark-end text:name="h.fy125xp1jtir"/><text:span text:style-name="T92_1">Scenario</text:span></text:h>
      <text:p text:style-name="P93"/>
      <table:table table:style-name="Table3">
        <table:table-column table:style-name="Column7"/>
        <table:table-column table:style-name="Column8"/>
        <table:table-row table:style-name="Row10">
          <table:table-cell table:style-name="Cell29">
            <text:p text:style-name="P94"><text:span text:style-name="T94_1">Case</text:span></text:p>
          </table:table-cell>
          <table:table-cell table:style-name="Cell30">
            <text:p text:style-name="P95"><text:span text:style-name="T95_1">Expected</text:span><text:span text:style-name="T95_2"><text:s/></text:span><text:span text:style-name="T95_3">Result</text:span></text:p>
          </table:table-cell>
        </table:table-row>
        <table:table-row table:style-name="Row11">
          <table:table-cell table:style-name="Cell31">
            <text:p text:style-name="P96"/>
          </table:table-cell>
          <table:table-cell table:style-name="Cell32">
            <text:p text:style-name="P97"/>
          </table:table-cell>
        </table:table-row>
        <table:table-row table:style-name="Row12">
          <table:table-cell table:style-name="Cell33">
            <text:p text:style-name="P98"/>
          </table:table-cell>
          <table:table-cell table:style-name="Cell34">
            <text:p text:style-name="P99"/>
          </table:table-cell>
        </table:table-row>
        <table:table-row table:style-name="Row13">
          <table:table-cell table:style-name="Cell35">
            <text:p text:style-name="P100"/>
          </table:table-cell>
          <table:table-cell table:style-name="Cell36">
            <text:p text:style-name="P101"/>
          </table:table-cell>
        </table:table-row>
        <table:table-row table:style-name="Row14">
          <table:table-cell table:style-name="Cell37">
            <text:p text:style-name="P102"/>
          </table:table-cell>
          <table:table-cell table:style-name="Cell38">
            <text:p text:style-name="P103"/>
          </table:table-cell>
        </table:table-row>
        <table:table-row table:style-name="Row15">
          <table:table-cell table:style-name="Cell39">
            <text:p text:style-name="P104"/>
          </table:table-cell>
          <table:table-cell table:style-name="Cell40">
            <text:p text:style-name="P105"/>
          </table:table-cell>
        </table:table-row>
        <table:table-row table:style-name="Row16">
          <table:table-cell table:style-name="Cell41">
            <text:p text:style-name="P106"/>
          </table:table-cell>
          <table:table-cell table:style-name="Cell42">
            <text:p text:style-name="P107"/>
          </table:table-cell>
        </table:table-row>
        <table:table-row table:style-name="Row17">
          <table:table-cell table:style-name="Cell43">
            <text:p text:style-name="P108"/>
          </table:table-cell>
          <table:table-cell table:style-name="Cell44">
            <text:p text:style-name="P109"/>
          </table:table-cell>
        </table:table-row>
      </table:table>
      <text:p text:style-name="P110"/>
      <text:h text:style-name="P111"><text:bookmark-start text:name="h.26zptvy4uwmk"/><text:bookmark-end text:name="h.26zptvy4uwmk"/><text:span text:style-name="T111_1">The</text:span><text:span text:style-name="T111_2"><text:s/></text:span><text:span text:style-name="T111_3">Area</text:span><text:span text:style-name="T111_4"><text:s/></text:span><text:span text:style-name="T111_5">Content</text:span><text:span text:style-name="T111_6"><text:s/></text:span><text:span text:style-name="T111_7">Verification</text:span></text:h>
      <text:list text:style-name="LS4" xml:id="list15">
        <text:list-item>
          <text:list>
            <text:list-item>
              <text:p text:style-name="P112"><text:span text:style-name="T112_1">This</text:span><text:span text:style-name="T112_2"><text:s/></text:span><text:span text:style-name="T112_3">test</text:span><text:span text:style-name="T112_4"><text:s/></text:span><text:span text:style-name="T112_5">is</text:span><text:span text:style-name="T112_6"><text:s/></text:span><text:span text:style-name="T112_7">to</text:span><text:span text:style-name="T112_8"><text:s/></text:span><text:span text:style-name="T112_9">assure</text:span><text:span text:style-name="T112_10"><text:s/></text:span><text:span text:style-name="T112_11">the</text:span><text:span text:style-name="T112_12"><text:s/></text:span><text:span text:style-name="T112_13">contents</text:span><text:span text:style-name="T112_14"><text:s/></text:span><text:span text:style-name="T112_15">in</text:span><text:span text:style-name="T112_16"><text:s/></text:span><text:span text:style-name="T112_17">The</text:span><text:span text:style-name="T112_18"><text:s/></text:span><text:span text:style-name="T112_19">Area</text:span><text:span text:style-name="T112_20"><text:s/></text:span><text:span text:style-name="T112_21">are</text:span><text:span text:style-name="T112_22"><text:s/></text:span><text:span text:style-name="T112_23">as</text:span><text:span text:style-name="T112_24"><text:s/></text:span><text:span text:style-name="T112_25">expected</text:span><text:span text:style-name="T112_26">.</text:span></text:p>
            </text:list-item>
          </text:list>
        </text:list-item>
      </text:list>
      <text:p text:style-name="P113"/>
      <text:h text:style-name="P114"><text:bookmark-start text:name="h.lgj2204ohx0k"/><text:bookmark-end text:name="h.lgj2204ohx0k"/><text:span text:style-name="T114_1">Scenario</text:span></text:h>
      <text:p text:style-name="P115"><text:span text:style-name="T115_1">The</text:span><text:span text:style-name="T115_2"><text:s/></text:span><text:span text:style-name="T115_3">site</text:span><text:span text:style-name="T115_4"><text:s/></text:span><text:span text:style-name="T115_5">section</text:span><text:span text:style-name="T115_6"><text:s/></text:span><text:span text:style-name="T115_7">should</text:span><text:span text:style-name="T115_8"><text:s/></text:span><text:span text:style-name="T115_9">look</text:span><text:span text:style-name="T115_10"><text:s/></text:span><text:span text:style-name="T115_11">like</text:span><text:span text:style-name="T115_12"><text:s/></text:span><text:span text:style-name="T115_13">below</text:span><text:span text:style-name="T115_14">:</text:span></text:p>
      <text:p text:style-name="P11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Calibri" svg:font-family="Calibri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-1.27cm" fo:margin-top="0.212cm" fo:margin-bottom="0.106cm" fo:margin-left="1.27cm"/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-1.27cm" fo:margin-top="0.212cm" fo:margin-bottom="0.106cm" fo:margin-left="1.27cm"/>
      <style:text-properties style:font-name="Arial" style:font-name-asian="Arial" style:font-name-complex="Arial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text-indent="-1.27cm" fo:margin-top="0.212cm" fo:margin-bottom="0.106cm" fo:margin-left="1.27cm"/>
      <style:text-properties fo:font-style="italic" style:font-style-asian="italic" style:font-style-complex="italic" style:font-name="Arial" style:font-name-asian="Arial" style:font-name-complex="Arial"/>
    </style:style>
    <style:style style:name="Heading_20_4" style:display-name="Heading 4" style:family="paragraph" style:parent-style-name="Standard">
      <style:paragraph-properties fo:break-before="auto" fo:text-indent="-1.27cm" fo:margin-top="0.212cm" fo:margin-bottom="0.106cm" fo:margin-left="1.27cm"/>
      <style:text-properties style:font-name="Arial" style:font-name-asian="Arial" style:font-name-complex="Arial"/>
    </style:style>
    <style:style style:name="Heading_20_5" style:display-name="Heading 5" style:family="paragraph" style:parent-style-name="Standard">
      <style:paragraph-properties fo:break-before="auto" fo:text-indent="0cm" fo:margin-top="0.423cm" fo:margin-bottom="0.106cm" fo:margin-left="5.08cm"/>
      <style:text-properties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text-indent="0cm" fo:margin-top="0.423cm" fo:margin-bottom="0.106cm" fo:margin-left="5.08cm"/>
      <style:text-properties fo:font-style="italic" style:font-style-asian="italic" style:font-style-complex="italic" fo:font-size="11pt" style:font-size-asian="11pt" style:font-size-complex="11pt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LS_1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LS_1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LS_1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LS_1_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LS_1_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LS_1_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LS_1_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LS_1_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text:list-style style:name="LS1">
      <text:list-level-style-number style:num-format="1" text:style-name="LLS_1_0" text:level="1" style:num-suffix=".">
        <style:list-level-properties text:space-before="0.635cm" text:min-label-width="0.635cm" fo:text-align="start"/>
  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a" text:style-name="LLS_1_1" text:level="2" style:num-suffix=".">
        <style:list-level-properties text:space-before="1.905cm" text:min-label-width="0.635cm" fo:text-align="start"/>
  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i" text:style-name="LLS_1_2" text:level="3" style:num-suffix=".">
        <style:list-level-properties text:min-label-width="3.81cm" text:min-label-distance="0.318cm" fo:text-align="end"/>
  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1" text:style-name="LLS_1_3" text:level="4" style:num-suffix=".">
        <style:list-level-properties text:space-before="4.445cm" text:min-label-width="0.635cm" fo:text-align="start"/>
  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a" text:style-name="LLS_1_4" text:level="5" style:num-suffix=".">
        <style:list-level-properties text:space-before="5.715cm" text:min-label-width="0.635cm" fo:text-align="start"/>
  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i" text:style-name="LLS_1_5" text:level="6" style:num-suffix=".">
        <style:list-level-properties text:min-label-width="7.62cm" text:min-label-distance="0.318cm" fo:text-align="end"/>
  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1" text:style-name="LLS_1_6" text:level="7" style:num-suffix=".">
        <style:list-level-properties text:space-before="8.255cm" text:min-label-width="0.635cm" fo:text-align="start"/>
  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a" text:style-name="LLS_1_7" text:level="8" style:num-suffix=".">
        <style:list-level-properties text:space-before="9.525cm" text:min-label-width="0.635cm" fo:text-align="start"/>
  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i" text:style-name="LLS_1_8" text:level="9" style:num-suffix=".">
        <style:list-level-properties text:min-label-width="11.43cm" text:min-label-distance="0.318cm" fo:text-align="end"/>
  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</text:list-style>
    <style:style style:name="LLS_2_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2">
      <text:list-level-style-number style:num-format="a" text:style-name="LLS_2_0" text:level="1" style:num-suffix=".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2_1" text:level="2" style:num-suffix=".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2_2" text:level="3" style:num-suffix=".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LS_2_3" text:level="4" style:num-suffix=".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2_4" text:level="5" style:num-suffix=".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2_5" text:level="6" style:num-suffix=".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LS_2_6" text:level="7" style:num-suffix=".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2_7" text:level="8" style:num-suffix=".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2_8" text:level="9" style:num-suffix=".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LS_3_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LS_3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LS_3_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LS_3_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LS_3_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LS_3_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LS_3_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LS_3_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LS_3_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text:list-style style:name="LS3">
      <text:list-level-style-number style:num-format="1" text:style-name="LLS_3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number>
      <text:list-level-style-bullet text:bullet-char="○" text:style-name="LLS_3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number style:num-format="i" text:style-name="LLS_3_2" text:level="3" style:num-suffix=".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number>
      <text:list-level-style-number style:num-format="1" text:style-name="LLS_3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number>
      <text:list-level-style-number style:num-format="a" text:style-name="LLS_3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number>
      <text:list-level-style-number style:num-format="i" text:style-name="LLS_3_5" text:level="6" style:num-suffix=".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number>
      <text:list-level-style-number style:num-format="1" text:style-name="LLS_3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number>
      <text:list-level-style-number style:num-format="a" text:style-name="LLS_3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number>
      <text:list-level-style-number style:num-format="i" text:style-name="LLS_3_8" text:level="9" style:num-suffix=".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number>
    </text:list-style>
    <style:style style:name="LLS_4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LS_4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4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4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4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4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4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4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4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4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7.94cm" fo:page-height="21.59cm" fo:margin-top="1.249cm" fo:margin-bottom="1.249cm" fo:margin-left="2.54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able1" style:family="table">
      <style:table-properties table:align="left" style:width="6.8cm" fo:margin-left="0cm"/>
    </style:style>
    <style:style style:name="Column1" style:family="table-column">
      <style:table-column-properties style:column-width="4.163cm"/>
    </style:style>
    <style:style style:name="Column2" style:family="table-column">
      <style:table-column-properties style:column-width="2.602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_1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2_2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2_3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2_4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2_5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2_6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2_7" style:family="text" style:parent-style-name="Default_20_Paragraph_20_Font">
      <style:text-properties fo:color="#ff0000" style:font-name="Calibri" fo:font-size="8pt" style:font-name-asian="Calibri" style:font-size-asian="8pt" style:font-name-complex="Calibri" style:font-size-complex="8pt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3_1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3_2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Row2" style:family="table-row">
      <style:table-row-properties style:min-row-height="0cm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4_1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4_2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4_3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4_4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5_1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5_2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5_3" style:family="text" style:parent-style-name="Default_20_Paragraph_20_Font">
      <style:text-properties fo:color="#ff0000" style:font-name="Calibri" fo:font-size="8pt" style:font-name-asian="Calibri" style:font-size-asian="8pt" style:font-name-complex="Calibri" style:font-size-complex="8pt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P7" style:family="paragraph" style:parent-style-name="Standard">
      <style:paragraph-properties fo:text-align="center" fo:break-before="auto" fo:text-indent="0cm" fo:line-height="100%" fo:margin-top="0cm" fo:margin-bottom="0cm" fo:margin-left="0cm" fo:margin-right="0cm"/>
    </style:style>
    <style:style style:name="T7_1" style:family="text" style:parent-style-name="Default_20_Paragraph_20_Font"/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Buddy</text:span><text:span text:style-name="T2_2"><text:s/></text:span><text:span text:style-name="T2_3">Media</text:span><text:span text:style-name="T2_4">.</text:span><text:span text:style-name="T2_5">com</text:span><text:span text:style-name="T2_6"><text:s/>-<text:s/></text:span><text:span text:style-name="T2_7">Section</text:span></text:p>
            </table:table-cell>
            <table:table-cell table:style-name="Cell2">
              <text:p text:style-name="P3"><text:span text:style-name="T3_1">Version</text:span><text:span text:style-name="T3_2"><text:s/>1.0</text:span></text:p>
            </table:table-cell>
          </table:table-row>
          <table:table-row table:style-name="Row2">
            <table:table-cell table:style-name="Cell3">
              <text:p text:style-name="P4"><text:span text:style-name="T4_1">Test</text:span><text:span text:style-name="T4_2"><text:s/></text:span><text:span text:style-name="T4_3">Plan</text:span><text:span text:style-name="T4_4"><text:s/></text:span></text:p>
            </table:table-cell>
            <table:table-cell table:style-name="Cell4">
              <text:p text:style-name="P5"><text:span text:style-name="T5_1">Date</text:span><text:span text:style-name="T5_2">:<text:s/></text:span><text:span text:style-name="T5_3">11/29/2011</text:span></text:p>
            </table:table-cell>
          </table:table-row>
        </table:table>
        <text:p text:style-name="P6"/>
      </style:header>
      <style:footer>
        <text:p text:style-name="P7"><text:span text:style-name="T7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